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ubtitle">
      <style:paragraph-properties fo:text-align="center" fo:break-before="auto" fo:line-height="115%" style:writing-mode="lr-tb"/>
    </style:style>
    <style:style style:name="T2_1" style:family="text">
      <style:text-properties style:text-underline-style="solid" style:text-underline-color="font-color"/>
    </style:style>
    <style:style style:name="T2_2" style:family="text">
      <style:text-properties style:text-underline-style="solid" style:text-underline-color="font-color"/>
    </style:style>
    <style:style style:name="T2_3" style:family="text">
      <style:text-properties style:text-underline-style="solid" style:text-underline-color="font-color"/>
    </style:style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P3" style:family="paragraph" style:parent-style-name="Standard">
      <style:paragraph-properties fo:text-align="center" fo:break-before="auto" fo:text-indent="0cm" fo:line-height="115%" fo:margin-top="0cm" fo:margin-bottom="0.353cm" fo:margin-left="0cm" fo:margin-right="0cm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line-height="115%" fo:margin-top="0cm" fo:margin-bottom="0.353cm" fo:margin-left="0cm" fo:margin-right="0cm" style:writing-mode="lr-tb"/>
    </style:style>
    <style:style style:name="P5" style:family="paragraph" style:parent-style-name="Heading_20_1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fo:text-indent="0cm" fo:line-height="115%" fo:margin-top="0cm" fo:margin-bottom="0.353cm" fo:margin-left="0cm" fo:margin-right="0cm" style:writing-mode="lr-tb"/>
    </style:style>
    <style:style style:name="P2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3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3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3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33" style:family="paragraph" style:parent-style-name="Heading_20_1">
      <style:paragraph-properties fo:break-before="auto" fo:line-height="115%" fo:margin-bottom="0.353cm" style:writing-mode="lr-tb"/>
    </style:style>
    <style:style style:name="T33_1" style:family="text"/>
    <style:style style:name="P3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35" style:family="paragraph" style:parent-style-name="Standard">
      <style:paragraph-properties fo:break-before="auto" fo:text-indent="0cm" fo:line-height="115%" fo:margin-left="0.635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0.63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0.63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0.63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0.635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0.63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43" style:family="paragraph" style:parent-style-name="Title">
      <style:paragraph-properties fo:break-before="auto" fo:line-height="115%" fo:margin-bottom="0.353cm" style:writing-mode="lr-tb"/>
    </style:style>
    <style:style style:name="T43_1" style:family="text"/>
    <style:style style:name="P4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P4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>
      <style:text-properties fo:color="#1155cc" style:text-underline-style="solid" style:text-underline-color="font-color"/>
    </style:style>
    <style:style style:name="T45_33" style:family="text"/>
    <style:style style:name="T45_34" style:family="text">
      <style:text-properties fo:color="#1155cc" style:text-underline-style="solid" style:text-underline-color="font-color"/>
    </style:style>
    <style:style style:name="T45_35" style:family="text"/>
    <style:style style:name="T45_3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T46_23" style:family="text"/>
    <style:style style:name="T46_24" style:family="text">
      <style:text-properties fo:color="#1155cc" style:text-underline-style="solid" style:text-underline-color="font-color"/>
    </style:style>
    <style:style style:name="T46_25" style:family="text"/>
    <style:style style:name="T46_26" style:family="text">
      <style:text-properties fo:color="#1155cc" style:text-underline-style="solid" style:text-underline-color="font-color"/>
    </style:style>
    <style:style style:name="T46_27" style:family="text"/>
    <style:style style:name="T46_28" style:family="text">
      <style:text-properties fo:color="#1155cc" style:text-underline-style="solid" style:text-underline-color="font-color"/>
    </style:style>
    <style:style style:name="T46_29" style:family="text"/>
    <style:style style:name="T46_30" style:family="text">
      <style:text-properties fo:color="#1155cc" style:text-underline-style="solid" style:text-underline-color="font-color"/>
    </style:style>
    <style:style style:name="T46_31" style:family="text"/>
    <style:style style:name="T46_3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T47_23" style:family="text"/>
    <style:style style:name="T47_24" style:family="text">
      <style:text-properties fo:color="#1155cc" style:text-underline-style="solid" style:text-underline-color="font-color"/>
    </style:style>
    <style:style style:name="T47_25" style:family="text"/>
    <style:style style:name="T47_26" style:family="text">
      <style:text-properties fo:color="#1155cc" style:text-underline-style="solid" style:text-underline-color="font-color"/>
    </style:style>
    <style:style style:name="T47_27" style:family="text"/>
    <style:style style:name="T47_28" style:family="text">
      <style:text-properties fo:color="#1155cc" style:text-underline-style="solid" style:text-underline-color="font-color"/>
    </style:style>
    <style:style style:name="T47_29" style:family="text"/>
    <style:style style:name="T47_30" style:family="text">
      <style:text-properties fo:color="#1155cc" style:text-underline-style="solid" style:text-underline-color="font-color"/>
    </style:style>
    <style:style style:name="T47_31" style:family="text"/>
    <style:style style:name="T47_32" style:family="text">
      <style:text-properties fo:color="#1155cc" style:text-underline-style="solid" style:text-underline-color="font-color"/>
    </style:style>
    <style:style style:name="T47_33" style:family="text"/>
    <style:style style:name="T47_34" style:family="text">
      <style:text-properties fo:color="#1155cc" style:text-underline-style="solid" style:text-underline-color="font-color"/>
    </style:style>
    <style:style style:name="T47_35" style:family="text"/>
    <style:style style:name="T47_36" style:family="text">
      <style:text-properties fo:color="#1155cc" style:text-underline-style="solid" style:text-underline-color="font-color"/>
    </style:style>
    <style:style style:name="T47_37" style:family="text"/>
    <style:style style:name="T47_38" style:family="text">
      <style:text-properties fo:color="#1155cc" style:text-underline-style="solid" style:text-underline-color="font-color"/>
    </style:style>
    <style:style style:name="T47_39" style:family="text"/>
    <style:style style:name="T47_40" style:family="text">
      <style:text-properties fo:color="#1155cc" style:text-underline-style="solid" style:text-underline-color="font-color"/>
    </style:style>
    <style:style style:name="T47_41" style:family="text"/>
    <style:style style:name="T47_42" style:family="text">
      <style:text-properties fo:color="#1155cc" style:text-underline-style="solid" style:text-underline-color="font-color"/>
    </style:style>
    <style:style style:name="T47_43" style:family="text"/>
    <style:style style:name="T47_44" style:family="text">
      <style:text-properties fo:color="#1155cc" style:text-underline-style="solid" style:text-underline-color="font-color"/>
    </style:style>
    <style:style style:name="T47_45" style:family="text"/>
    <style:style style:name="T47_46" style:family="text">
      <style:text-properties fo:color="#1155cc" style:text-underline-style="solid" style:text-underline-color="font-color"/>
    </style:style>
    <style:style style:name="T47_47" style:family="text"/>
    <style:style style:name="T47_48" style:family="text">
      <style:text-properties fo:color="#1155cc" style:text-underline-style="solid" style:text-underline-color="font-color"/>
    </style:style>
    <style:style style:name="T47_49" style:family="text"/>
    <style:style style:name="T47_50" style:family="text">
      <style:text-properties fo:color="#1155cc" style:text-underline-style="solid" style:text-underline-color="font-color"/>
    </style:style>
    <style:style style:name="T47_51" style:family="text"/>
    <style:style style:name="T47_52" style:family="text">
      <style:text-properties fo:color="#1155cc" style:text-underline-style="solid" style:text-underline-color="font-color"/>
    </style:style>
    <style:style style:name="T47_53" style:family="text"/>
    <style:style style:name="T47_54" style:family="text">
      <style:text-properties fo:color="#1155cc" style:text-underline-style="solid" style:text-underline-color="font-color"/>
    </style:style>
    <style:style style:name="T47_55" style:family="text"/>
    <style:style style:name="T47_56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>
      <style:text-properties fo:font-weight="bold" style:font-weight-asian="bold" style:font-weight-complex="bold"/>
    </style:style>
    <style:style style:name="T48_8" style:family="text">
      <style:text-properties fo:font-weight="bold" style:font-weight-asian="bold" style:font-weight-complex="bold"/>
    </style:style>
    <style:style style:name="T48_9" style:family="text">
      <style:text-properties fo:font-weight="bold" style:font-weight-asian="bold" style:font-weight-complex="bold"/>
    </style:style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P49" style:family="paragraph" style:parent-style-name="Heading_20_1">
      <style:paragraph-properties fo:break-before="auto" fo:line-height="115%" fo:margin-bottom="0.353cm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P51" style:family="paragraph" style:parent-style-name="Standard">
      <style:paragraph-properties fo:text-align="left" fo:break-before="auto" fo:text-indent="0cm" fo:line-height="115%" fo:margin-top="0cm" fo:margin-bottom="0.353cm" fo:margin-left="1.27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P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P5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P54" style:family="paragraph" style:parent-style-name="Heading_20_1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>
      <style:text-properties fo:font-weight="bold" style:font-weight-asian="bold" style:font-weight-complex="bold"/>
    </style:style>
    <style:style style:name="T55_62" style:family="text">
      <style:text-properties fo:font-weight="bold" style:font-weight-asian="bold" style:font-weight-complex="bold"/>
    </style:style>
    <style:style style:name="T55_63" style:family="text">
      <style:text-properties fo:font-weight="bold" style:font-weight-asian="bold" style:font-weight-complex="bold"/>
    </style:style>
    <style:style style:name="T55_64" style:family="text">
      <style:text-properties fo:font-weight="bold" style:font-weight-asian="bold" style:font-weight-complex="bold"/>
    </style:style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>
      <style:text-properties fo:color="#1155cc" style:text-underline-style="solid" style:text-underline-color="font-color"/>
    </style:style>
    <style:style style:name="T56_17" style:family="text"/>
    <style:style style:name="T56_18" style:family="text">
      <style:text-properties fo:color="#1155cc" style:text-underline-style="solid" style:text-underline-color="font-color"/>
    </style:style>
    <style:style style:name="T56_19" style:family="text"/>
    <style:style style:name="T56_20" style:family="text">
      <style:text-properties fo:color="#1155cc" style:text-underline-style="solid" style:text-underline-color="font-color"/>
    </style:style>
    <style:style style:name="T56_21" style:family="text"/>
    <style:style style:name="T56_22" style:family="text">
      <style:text-properties fo:color="#1155cc" style:text-underline-style="solid" style:text-underline-color="font-color"/>
    </style:style>
    <style:style style:name="T56_23" style:family="text"/>
    <style:style style:name="T56_24" style:family="text">
      <style:text-properties fo:color="#1155cc" style:text-underline-style="solid" style:text-underline-color="font-color"/>
    </style:style>
    <style:style style:name="T56_25" style:family="text"/>
    <style:style style:name="T56_26" style:family="text">
      <style:text-properties fo:color="#1155cc" style:text-underline-style="solid" style:text-underline-color="font-color"/>
    </style:style>
    <style:style style:name="T56_27" style:family="text"/>
    <style:style style:name="T56_28" style:family="text">
      <style:text-properties fo:color="#1155cc" style:text-underline-style="solid" style:text-underline-color="font-color"/>
    </style:style>
    <style:style style:name="T56_29" style:family="text"/>
    <style:style style:name="T56_30" style:family="text">
      <style:text-properties fo:color="#1155cc" style:text-underline-style="solid" style:text-underline-color="font-color"/>
    </style:style>
    <style:style style:name="T56_31" style:family="text"/>
    <style:style style:name="T56_32" style:family="text">
      <style:text-properties fo:color="#1155cc" style:text-underline-style="solid" style:text-underline-color="font-color"/>
    </style:style>
    <style:style style:name="T56_33" style:family="text"/>
    <style:style style:name="T56_34" style:family="text">
      <style:text-properties fo:color="#1155cc" style:text-underline-style="solid" style:text-underline-color="font-color"/>
    </style:style>
    <style:style style:name="T56_35" style:family="text"/>
    <style:style style:name="T56_36" style:family="text">
      <style:text-properties fo:color="#1155cc" style:text-underline-style="solid" style:text-underline-color="font-color"/>
    </style:style>
    <style:style style:name="T56_37" style:family="text"/>
    <style:style style:name="T56_38" style:family="text">
      <style:text-properties fo:color="#1155cc" style:text-underline-style="solid" style:text-underline-color="font-color"/>
    </style:style>
    <style:style style:name="T56_39" style:family="text"/>
    <style:style style:name="T56_40" style:family="text">
      <style:text-properties fo:color="#1155cc" style:text-underline-style="solid" style:text-underline-color="font-color"/>
    </style:style>
    <style:style style:name="T56_41" style:family="text"/>
    <style:style style:name="T56_42" style:family="text">
      <style:text-properties fo:color="#1155cc" style:text-underline-style="solid" style:text-underline-color="font-color"/>
    </style:style>
    <style:style style:name="T56_43" style:family="text"/>
    <style:style style:name="T56_44" style:family="text">
      <style:text-properties fo:color="#1155cc" style:text-underline-style="solid" style:text-underline-color="font-color"/>
    </style:style>
    <style:style style:name="T56_45" style:family="text"/>
    <style:style style:name="T56_46" style:family="text">
      <style:text-properties fo:color="#1155cc" style:text-underline-style="solid" style:text-underline-color="font-color"/>
    </style:style>
    <style:style style:name="T56_47" style:family="text"/>
    <style:style style:name="T56_48" style:family="text">
      <style:text-properties fo:color="#1155cc" style:text-underline-style="solid" style:text-underline-color="font-color"/>
    </style:style>
    <style:style style:name="T56_49" style:family="text"/>
    <style:style style:name="T56_50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>
      <style:text-properties fo:font-weight="bold" style:font-weight-asian="bold" style:font-weight-complex="bold"/>
    </style:style>
    <style:style style:name="T58_29" style:family="text">
      <style:text-properties fo:font-weight="bold" style:font-weight-asian="bold" style:font-weight-complex="bold"/>
    </style:style>
    <style:style style:name="T58_30" style:family="text">
      <style:text-properties fo:font-weight="bold" style:font-weight-asian="bold" style:font-weight-complex="bold"/>
    </style:style>
    <style:style style:name="T58_31" style:family="text">
      <style:text-properties fo:font-weight="bold" style:font-weight-asian="bold" style:font-weight-complex="bold"/>
    </style:style>
    <style:style style:name="T58_32" style:family="text">
      <style:text-properties fo:font-weight="bold" style:font-weight-asian="bold" style:font-weight-complex="bold"/>
    </style:style>
    <style:style style:name="T58_33" style:family="text">
      <style:text-properties fo:font-weight="bold" style:font-weight-asian="bold" style:font-weight-complex="bold"/>
    </style:style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T59_9" style:family="text"/>
    <style:style style:name="T59_10" style:family="text">
      <style:text-properties fo:color="#1155cc" style:text-underline-style="solid" style:text-underline-color="font-color"/>
    </style:style>
    <style:style style:name="T59_11" style:family="text"/>
    <style:style style:name="T59_12" style:family="text">
      <style:text-properties fo:color="#1155cc" style:text-underline-style="solid" style:text-underline-color="font-color"/>
    </style:style>
    <style:style style:name="T59_13" style:family="text"/>
    <style:style style:name="T59_14" style:family="text">
      <style:text-properties fo:color="#1155cc" style:text-underline-style="solid" style:text-underline-color="font-color"/>
    </style:style>
    <style:style style:name="T59_15" style:family="text"/>
    <style:style style:name="T59_16" style:family="text">
      <style:text-properties fo:color="#1155cc" style:text-underline-style="solid" style:text-underline-color="font-color"/>
    </style:style>
    <style:style style:name="T59_17" style:family="text"/>
    <style:style style:name="T59_18" style:family="text">
      <style:text-properties fo:color="#1155cc" style:text-underline-style="solid" style:text-underline-color="font-color"/>
    </style:style>
    <style:style style:name="T59_19" style:family="text"/>
    <style:style style:name="T59_20" style:family="text">
      <style:text-properties fo:color="#1155cc" style:text-underline-style="solid" style:text-underline-color="font-color"/>
    </style:style>
    <style:style style:name="T59_21" style:family="text"/>
    <style:style style:name="T59_22" style:family="text">
      <style:text-properties fo:color="#1155cc" style:text-underline-style="solid" style:text-underline-color="font-color"/>
    </style:style>
    <style:style style:name="T59_23" style:family="text"/>
    <style:style style:name="T59_24" style:family="text">
      <style:text-properties fo:color="#1155cc" style:text-underline-style="solid" style:text-underline-color="font-color"/>
    </style:style>
    <style:style style:name="T59_25" style:family="text"/>
    <style:style style:name="T59_26" style:family="text">
      <style:text-properties fo:color="#1155cc" style:text-underline-style="solid" style:text-underline-color="font-color"/>
    </style:style>
    <style:style style:name="T59_27" style:family="text"/>
    <style:style style:name="T59_28" style:family="text">
      <style:text-properties fo:color="#1155cc" style:text-underline-style="solid" style:text-underline-color="font-color"/>
    </style:style>
    <style:style style:name="T59_29" style:family="text"/>
    <style:style style:name="T59_30" style:family="text">
      <style:text-properties fo:color="#1155cc" style:text-underline-style="solid" style:text-underline-color="font-color"/>
    </style:style>
    <style:style style:name="T59_31" style:family="text"/>
    <style:style style:name="T59_32" style:family="text">
      <style:text-properties fo:color="#1155cc" style:text-underline-style="solid" style:text-underline-color="font-color"/>
    </style:style>
    <style:style style:name="T59_33" style:family="text"/>
    <style:style style:name="T59_34" style:family="text">
      <style:text-properties fo:color="#1155cc" style:text-underline-style="solid" style:text-underline-color="font-color"/>
    </style:style>
    <style:style style:name="T59_35" style:family="text"/>
    <style:style style:name="T59_36" style:family="text">
      <style:text-properties fo:color="#1155cc" style:text-underline-style="solid" style:text-underline-color="font-color"/>
    </style:style>
    <style:style style:name="T59_37" style:family="text"/>
    <style:style style:name="T59_38" style:family="text">
      <style:text-properties fo:color="#1155cc" style:text-underline-style="solid" style:text-underline-color="font-color"/>
    </style:style>
    <style:style style:name="T59_39" style:family="text"/>
    <style:style style:name="T59_40" style:family="text">
      <style:text-properties fo:color="#1155cc" style:text-underline-style="solid" style:text-underline-color="font-color"/>
    </style:style>
    <style:style style:name="T59_41" style:family="text"/>
    <style:style style:name="T59_42" style:family="text">
      <style:text-properties fo:color="#1155cc" style:text-underline-style="solid" style:text-underline-color="font-color"/>
    </style:style>
    <style:style style:name="T59_43" style:family="text"/>
    <style:style style:name="T59_44" style:family="text">
      <style:text-properties fo:color="#1155cc" style:text-underline-style="solid" style:text-underline-color="font-color"/>
    </style:style>
    <style:style style:name="T59_45" style:family="text"/>
    <style:style style:name="T59_46" style:family="text">
      <style:text-properties fo:color="#1155cc" style:text-underline-style="solid" style:text-underline-color="font-color"/>
    </style:style>
    <style:style style:name="T59_47" style:family="text"/>
    <style:style style:name="T59_48" style:family="text">
      <style:text-properties fo:color="#1155cc" style:text-underline-style="solid" style:text-underline-color="font-color"/>
    </style:style>
    <style:style style:name="T59_49" style:family="text"/>
    <style:style style:name="T59_50" style:family="text">
      <style:text-properties fo:color="#1155cc" style:text-underline-style="solid" style:text-underline-color="font-color"/>
    </style:style>
    <style:style style:name="T59_51" style:family="text"/>
    <style:style style:name="T59_52" style:family="text">
      <style:text-properties fo:color="#1155cc" style:text-underline-style="solid" style:text-underline-color="font-color"/>
    </style:style>
    <style:style style:name="T59_53" style:family="text"/>
    <style:style style:name="T59_54" style:family="text">
      <style:text-properties fo:color="#1155cc" style:text-underline-style="solid" style:text-underline-color="font-color"/>
    </style:style>
    <style:style style:name="T59_55" style:family="text"/>
    <style:style style:name="T59_56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T63_10" style:family="text">
      <style:text-properties fo:font-weight="bold" style:font-weight-asian="bold" style:font-weight-complex="bold"/>
    </style:style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T64_21" style:family="text"/>
    <style:style style:name="T64_22" style:family="text">
      <style:text-properties fo:color="#1155cc" style:text-underline-style="solid" style:text-underline-color="font-color"/>
    </style:style>
    <style:style style:name="T64_23" style:family="text"/>
    <style:style style:name="T64_24" style:family="text">
      <style:text-properties fo:color="#1155cc" style:text-underline-style="solid" style:text-underline-color="font-color"/>
    </style:style>
    <style:style style:name="T64_25" style:family="text"/>
    <style:style style:name="T64_26" style:family="text">
      <style:text-properties fo:color="#1155cc" style:text-underline-style="solid" style:text-underline-color="font-color"/>
    </style:style>
    <style:style style:name="T64_27" style:family="text"/>
    <style:style style:name="T64_28" style:family="text">
      <style:text-properties fo:color="#1155cc" style:text-underline-style="solid" style:text-underline-color="font-color"/>
    </style:style>
    <style:style style:name="T64_29" style:family="text"/>
    <style:style style:name="T64_30" style:family="text">
      <style:text-properties fo:color="#1155cc" style:text-underline-style="solid" style:text-underline-color="font-color"/>
    </style:style>
    <style:style style:name="T64_31" style:family="text"/>
    <style:style style:name="T64_32" style:family="text">
      <style:text-properties fo:color="#1155cc" style:text-underline-style="solid" style:text-underline-color="font-color"/>
    </style:style>
    <style:style style:name="T64_33" style:family="text"/>
    <style:style style:name="T64_34" style:family="text">
      <style:text-properties fo:color="#1155cc" style:text-underline-style="solid" style:text-underline-color="font-color"/>
    </style:style>
    <style:style style:name="T64_35" style:family="text"/>
    <style:style style:name="T64_36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Heading_20_1">
      <style:paragraph-properties fo:break-before="auto" fo:line-height="115%" fo:margin-bottom="0.353cm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>
      <style:text-properties style:text-underline-style="solid" style:text-underline-color="font-color"/>
    </style:style>
    <style:style style:name="T69_22" style:family="text">
      <style:text-properties style:text-underline-style="solid" style:text-underline-color="font-color"/>
    </style:style>
    <style:style style:name="T69_23" style:family="text">
      <style:text-properties style:text-underline-style="solid" style:text-underline-color="font-color"/>
    </style:style>
    <style:style style:name="T69_24" style:family="text">
      <style:text-properties style:text-underline-style="solid" style:text-underline-color="font-color"/>
    </style:style>
    <style:style style:name="T69_25" style:family="text">
      <style:text-properties style:text-underline-style="solid" style:text-underline-color="font-color"/>
    </style:style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Heading_20_1">
      <style:paragraph-properties fo:break-before="auto" fo:line-height="115%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T76_15" style:family="text"/>
    <style:style style:name="T76_16" style:family="text">
      <style:text-properties fo:color="#1155cc" style:text-underline-style="solid" style:text-underline-color="font-color"/>
    </style:style>
    <style:style style:name="T76_17" style:family="text"/>
    <style:style style:name="T76_18" style:family="text">
      <style:text-properties fo:color="#1155cc" style:text-underline-style="solid" style:text-underline-color="font-color"/>
    </style:style>
    <style:style style:name="T76_19" style:family="text"/>
    <style:style style:name="T76_20" style:family="text">
      <style:text-properties fo:color="#1155cc" style:text-underline-style="solid" style:text-underline-color="font-color"/>
    </style:style>
    <style:style style:name="T76_21" style:family="text"/>
    <style:style style:name="T76_22" style:family="text">
      <style:text-properties fo:color="#1155cc" style:text-underline-style="solid" style:text-underline-color="font-color"/>
    </style:style>
    <style:style style:name="T76_23" style:family="text"/>
    <style:style style:name="T76_24" style:family="text">
      <style:text-properties fo:color="#1155cc" style:text-underline-style="solid" style:text-underline-color="font-color"/>
    </style:style>
    <style:style style:name="T76_25" style:family="text"/>
    <style:style style:name="T76_26" style:family="text">
      <style:text-properties fo:color="#1155cc" style:text-underline-style="solid" style:text-underline-color="font-color"/>
    </style:style>
    <style:style style:name="T76_27" style:family="text"/>
    <style:style style:name="T76_28" style:family="text">
      <style:text-properties fo:color="#1155cc" style:text-underline-style="solid" style:text-underline-color="font-color"/>
    </style:style>
    <style:style style:name="T76_29" style:family="text"/>
    <style:style style:name="T76_30" style:family="text">
      <style:text-properties fo:color="#1155cc" style:text-underline-style="solid" style:text-underline-color="font-color"/>
    </style:style>
    <style:style style:name="T76_31" style:family="text"/>
    <style:style style:name="T76_32" style:family="text">
      <style:text-properties fo:color="#1155cc" style:text-underline-style="solid" style:text-underline-color="font-color"/>
    </style:style>
    <style:style style:name="T76_33" style:family="text"/>
    <style:style style:name="T76_34" style:family="text">
      <style:text-properties fo:color="#1155cc" style:text-underline-style="solid" style:text-underline-color="font-color"/>
    </style:style>
    <style:style style:name="T76_35" style:family="text"/>
    <style:style style:name="T76_36" style:family="text">
      <style:text-properties fo:color="#1155cc" style:text-underline-style="solid" style:text-underline-color="font-color"/>
    </style:style>
    <style:style style:name="T76_37" style:family="text"/>
    <style:style style:name="T76_38" style:family="text">
      <style:text-properties fo:color="#1155cc" style:text-underline-style="solid" style:text-underline-color="font-color"/>
    </style:style>
    <style:style style:name="T76_39" style:family="text"/>
    <style:style style:name="T76_40" style:family="text">
      <style:text-properties fo:color="#1155cc" style:text-underline-style="solid" style:text-underline-color="font-color"/>
    </style:style>
    <style:style style:name="T76_41" style:family="text"/>
    <style:style style:name="T76_42" style:family="text">
      <style:text-properties fo:color="#1155cc" style:text-underline-style="solid" style:text-underline-color="font-color"/>
    </style:style>
    <style:style style:name="T76_43" style:family="text"/>
    <style:style style:name="T76_44" style:family="text">
      <style:text-properties fo:color="#1155cc" style:text-underline-style="solid" style:text-underline-color="font-color"/>
    </style:style>
    <style:style style:name="T76_45" style:family="text"/>
    <style:style style:name="T76_46" style:family="text">
      <style:text-properties fo:color="#1155cc" style:text-underline-style="solid" style:text-underline-color="font-color"/>
    </style:style>
    <style:style style:name="T76_47" style:family="text"/>
    <style:style style:name="T76_48" style:family="text">
      <style:text-properties fo:color="#1155cc" style:text-underline-style="solid" style:text-underline-color="font-color"/>
    </style:style>
    <style:style style:name="T76_49" style:family="text"/>
    <style:style style:name="T76_50" style:family="text">
      <style:text-properties fo:color="#1155cc" style:text-underline-style="solid" style:text-underline-color="font-color"/>
    </style:style>
    <style:style style:name="T76_51" style:family="text"/>
    <style:style style:name="T76_52" style:family="text">
      <style:text-properties fo:color="#1155cc" style:text-underline-style="solid" style:text-underline-color="font-color"/>
    </style:style>
    <style:style style:name="T76_53" style:family="text"/>
    <style:style style:name="T76_54" style:family="text">
      <style:text-properties fo:color="#1155cc" style:text-underline-style="solid" style:text-underline-color="font-color"/>
    </style:style>
    <style:style style:name="T76_55" style:family="text"/>
    <style:style style:name="T76_56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P79" style:family="paragraph" style:parent-style-name="Standard">
      <style:paragraph-properties fo:break-before="auto" fo:line-height="115%" fo:margin-bottom="0.353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T79_9" style:family="text"/>
    <style:style style:name="T79_10" style:family="text">
      <style:text-properties fo:color="#1155cc" style:text-underline-style="solid" style:text-underline-color="font-color"/>
    </style:style>
    <style:style style:name="T79_11" style:family="text"/>
    <style:style style:name="T79_12" style:family="text">
      <style:text-properties fo:color="#1155cc" style:text-underline-style="solid" style:text-underline-color="font-color"/>
    </style:style>
    <style:style style:name="T79_13" style:family="text"/>
    <style:style style:name="T79_14" style:family="text">
      <style:text-properties fo:color="#1155cc" style:text-underline-style="solid" style:text-underline-color="font-color"/>
    </style:style>
    <style:style style:name="T79_15" style:family="text"/>
    <style:style style:name="T79_16" style:family="text">
      <style:text-properties fo:color="#1155cc" style:text-underline-style="solid" style:text-underline-color="font-color"/>
    </style:style>
    <style:style style:name="T79_17" style:family="text"/>
    <style:style style:name="T79_18" style:family="text">
      <style:text-properties fo:color="#1155cc" style:text-underline-style="solid" style:text-underline-color="font-color"/>
    </style:style>
    <style:style style:name="T79_19" style:family="text"/>
    <style:style style:name="T79_20" style:family="text">
      <style:text-properties fo:color="#1155cc" style:text-underline-style="solid" style:text-underline-color="font-color"/>
    </style:style>
    <style:style style:name="T79_21" style:family="text"/>
    <style:style style:name="T79_22" style:family="text">
      <style:text-properties fo:color="#1155cc" style:text-underline-style="solid" style:text-underline-color="font-color"/>
    </style:style>
    <style:style style:name="T79_23" style:family="text"/>
    <style:style style:name="T79_24" style:family="text">
      <style:text-properties fo:color="#1155cc" style:text-underline-style="solid" style:text-underline-color="font-color"/>
    </style:style>
    <style:style style:name="T79_25" style:family="text"/>
    <style:style style:name="T79_26" style:family="text">
      <style:text-properties fo:color="#1155cc" style:text-underline-style="solid" style:text-underline-color="font-color"/>
    </style:style>
    <style:style style:name="T79_27" style:family="text"/>
    <style:style style:name="T79_28" style:family="text">
      <style:text-properties fo:color="#1155cc" style:text-underline-style="solid" style:text-underline-color="font-color"/>
    </style:style>
    <style:style style:name="T79_29" style:family="text"/>
    <style:style style:name="T79_30" style:family="text">
      <style:text-properties fo:color="#1155cc" style:text-underline-style="solid" style:text-underline-color="font-color"/>
    </style:style>
    <style:style style:name="T79_31" style:family="text"/>
    <style:style style:name="T79_32" style:family="text">
      <style:text-properties fo:color="#1155cc" style:text-underline-style="solid" style:text-underline-color="font-color"/>
    </style:style>
    <style:style style:name="T79_33" style:family="text"/>
    <style:style style:name="T79_34" style:family="text">
      <style:text-properties fo:color="#1155cc" style:text-underline-style="solid" style:text-underline-color="font-color"/>
    </style:style>
    <style:style style:name="T79_35" style:family="text"/>
    <style:style style:name="T79_3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line-height="115%" fo:margin-bottom="0.353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T80_13" style:family="text"/>
    <style:style style:name="T80_14" style:family="text">
      <style:text-properties fo:color="#1155cc" style:text-underline-style="solid" style:text-underline-color="font-color"/>
    </style:style>
    <style:style style:name="T80_15" style:family="text"/>
    <style:style style:name="T80_16" style:family="text">
      <style:text-properties fo:color="#1155cc" style:text-underline-style="solid" style:text-underline-color="font-color"/>
    </style:style>
    <style:style style:name="T80_17" style:family="text"/>
    <style:style style:name="T80_18" style:family="text">
      <style:text-properties fo:color="#1155cc" style:text-underline-style="solid" style:text-underline-color="font-color"/>
    </style:style>
    <style:style style:name="T80_19" style:family="text"/>
    <style:style style:name="T80_20" style:family="text">
      <style:text-properties fo:color="#1155cc" style:text-underline-style="solid" style:text-underline-color="font-color"/>
    </style:style>
    <style:style style:name="T80_21" style:family="text"/>
    <style:style style:name="T80_22" style:family="text">
      <style:text-properties fo:color="#1155cc" style:text-underline-style="solid" style:text-underline-color="font-color"/>
    </style:style>
    <style:style style:name="T80_23" style:family="text"/>
    <style:style style:name="T80_24" style:family="text">
      <style:text-properties fo:color="#1155cc" style:text-underline-style="solid" style:text-underline-color="font-color"/>
    </style:style>
    <style:style style:name="T80_25" style:family="text"/>
    <style:style style:name="T80_26" style:family="text">
      <style:text-properties fo:color="#1155cc" style:text-underline-style="solid" style:text-underline-color="font-color"/>
    </style:style>
    <style:style style:name="T80_27" style:family="text"/>
    <style:style style:name="T80_28" style:family="text">
      <style:text-properties fo:color="#1155cc" style:text-underline-style="solid" style:text-underline-color="font-color"/>
    </style:style>
    <style:style style:name="T80_29" style:family="text"/>
    <style:style style:name="T80_30" style:family="text">
      <style:text-properties fo:color="#1155cc" style:text-underline-style="solid" style:text-underline-color="font-color"/>
    </style:style>
    <style:style style:name="T80_31" style:family="text"/>
    <style:style style:name="T80_32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fo:margin-bottom="0.353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T81_13" style:family="text"/>
    <style:style style:name="T81_14" style:family="text">
      <style:text-properties fo:color="#1155cc" style:text-underline-style="solid" style:text-underline-color="font-color"/>
    </style:style>
    <style:style style:name="T81_15" style:family="text"/>
    <style:style style:name="T81_16" style:family="text">
      <style:text-properties fo:color="#1155cc" style:text-underline-style="solid" style:text-underline-color="font-color"/>
    </style:style>
    <style:style style:name="T81_17" style:family="text"/>
    <style:style style:name="T81_18" style:family="text">
      <style:text-properties fo:color="#1155cc" style:text-underline-style="solid" style:text-underline-color="font-color"/>
    </style:style>
    <style:style style:name="T81_19" style:family="text"/>
    <style:style style:name="T81_20" style:family="text">
      <style:text-properties fo:color="#1155cc" style:text-underline-style="solid" style:text-underline-color="font-color"/>
    </style:style>
    <style:style style:name="T81_21" style:family="text"/>
    <style:style style:name="T81_22" style:family="text">
      <style:text-properties fo:color="#1155cc" style:text-underline-style="solid" style:text-underline-color="font-color"/>
    </style:style>
    <style:style style:name="T81_23" style:family="text"/>
    <style:style style:name="T81_24" style:family="text">
      <style:text-properties fo:color="#1155cc" style:text-underline-style="solid" style:text-underline-color="font-color"/>
    </style:style>
    <style:style style:name="T81_25" style:family="text"/>
    <style:style style:name="T81_26" style:family="text">
      <style:text-properties fo:color="#1155cc" style:text-underline-style="solid" style:text-underline-color="font-color"/>
    </style:style>
    <style:style style:name="T81_27" style:family="text"/>
    <style:style style:name="T81_28" style:family="text">
      <style:text-properties fo:color="#1155cc" style:text-underline-style="solid" style:text-underline-color="font-color"/>
    </style:style>
    <style:style style:name="T81_29" style:family="text"/>
    <style:style style:name="T81_30" style:family="text">
      <style:text-properties fo:color="#1155cc" style:text-underline-style="solid" style:text-underline-color="font-color"/>
    </style:style>
    <style:style style:name="T81_31" style:family="text"/>
    <style:style style:name="T81_32" style:family="text">
      <style:text-properties fo:color="#1155cc" style:text-underline-style="solid" style:text-underline-color="font-color"/>
    </style:style>
    <style:style style:name="T81_33" style:family="text"/>
    <style:style style:name="T81_34" style:family="text">
      <style:text-properties fo:color="#1155cc" style:text-underline-style="solid" style:text-underline-color="font-color"/>
    </style:style>
    <style:style style:name="T81_35" style:family="text"/>
    <style:style style:name="T81_36" style:family="text">
      <style:text-properties fo:color="#1155cc" style:text-underline-style="solid" style:text-underline-color="font-color"/>
    </style:style>
    <style:style style:name="T81_37" style:family="text"/>
    <style:style style:name="T81_38" style:family="text">
      <style:text-properties fo:color="#1155cc" style:text-underline-style="solid" style:text-underline-color="font-color"/>
    </style:style>
    <style:style style:name="T81_39" style:family="text"/>
    <style:style style:name="T81_40" style:family="text">
      <style:text-properties fo:color="#1155cc" style:text-underline-style="solid" style:text-underline-color="font-color"/>
    </style:style>
    <style:style style:name="T81_41" style:family="text"/>
    <style:style style:name="T81_42" style:family="text">
      <style:text-properties fo:color="#1155cc" style:text-underline-style="solid" style:text-underline-color="font-color"/>
    </style:style>
    <style:style style:name="T81_43" style:family="text"/>
    <style:style style:name="T81_44" style:family="text">
      <style:text-properties fo:color="#1155cc" style:text-underline-style="solid" style:text-underline-color="font-color"/>
    </style:style>
    <style:style style:name="T81_45" style:family="text"/>
    <style:style style:name="T81_46" style:family="text">
      <style:text-properties fo:color="#1155cc" style:text-underline-style="solid" style:text-underline-color="font-color"/>
    </style:style>
    <style:style style:name="T81_47" style:family="text"/>
    <style:style style:name="T81_48" style:family="text">
      <style:text-properties fo:color="#1155cc" style:text-underline-style="solid" style:text-underline-color="font-color"/>
    </style:style>
    <style:style style:name="T81_49" style:family="text"/>
    <style:style style:name="T81_50" style:family="text">
      <style:text-properties fo:color="#1155cc" style:text-underline-style="solid" style:text-underline-color="font-color"/>
    </style:style>
    <style:style style:name="T81_51" style:family="text"/>
    <style:style style:name="T81_52" style:family="text">
      <style:text-properties fo:color="#1155cc" style:text-underline-style="solid" style:text-underline-color="font-color"/>
    </style:style>
    <style:style style:name="T81_53" style:family="text"/>
    <style:style style:name="T81_54" style:family="text">
      <style:text-properties fo:color="#1155cc" style:text-underline-style="solid" style:text-underline-color="font-color"/>
    </style:style>
    <style:style style:name="T81_55" style:family="text"/>
    <style:style style:name="T81_56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fo:margin-bottom="0.353cm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bookmark-start text:name="h.7jm4at429jtg"/><text:bookmark-end text:name="h.7jm4at429jtg"/><text:span text:style-name="T1_1">Building</text:span><text:span text:style-name="T1_2"><text:s/></text:span><text:span text:style-name="T1_3">a</text:span><text:span text:style-name="T1_4"><text:s/>3</text:span><text:span text:style-name="T1_5">D</text:span><text:span text:style-name="T1_6"><text:s/></text:span><text:span text:style-name="T1_7">sound</text:span><text:span text:style-name="T1_8"><text:s/></text:span><text:span text:style-name="T1_9">visualizer</text:span><text:span text:style-name="T1_10"><text:s/></text:span><text:span text:style-name="T1_11">for</text:span><text:span text:style-name="T1_12"><text:s/></text:span><text:span text:style-name="T1_13">Android</text:span></text:p>
      <text:p text:style-name="P2"><text:bookmark-start text:name="h.d6j17y1o7w3s"/><text:bookmark-end text:name="h.d6j17y1o7w3s"/><text:span text:style-name="T2_1">How</text:span><text:span text:style-name="T2_2"><text:s/></text:span><text:span text:style-name="T2_3">to</text:span><text:span text:style-name="T2_4"><text:s/>:<text:s/></text:span><text:span text:style-name="T2_5">root</text:span><text:span text:style-name="T2_6"><text:s/></text:span><text:span text:style-name="T2_7">an</text:span><text:span text:style-name="T2_8"><text:s/></text:span><text:span text:style-name="T2_9">Asus</text:span><text:span text:style-name="T2_10"><text:s/></text:span><text:span text:style-name="T2_11">Eee</text:span><text:span text:style-name="T2_12"><text:s/></text:span><text:span text:style-name="T2_13">Pad</text:span><text:span text:style-name="T2_14"><text:s/></text:span><text:span text:style-name="T2_15">Infinity</text:span><text:span text:style-name="T2_16"><text:s/></text:span><text:span text:style-name="T2_17">TF</text:span><text:span text:style-name="T2_18">700</text:span><text:span text:style-name="T2_19">T</text:span></text:p>
      <text:p text:style-name="P3"><text:span text:style-name="T3_1">version</text:span><text:span text:style-name="T3_2"><text:s/>1.0</text:span></text:p>
      <text:p text:style-name="P4"/>
      <text:h text:style-name="P5" text:outline-level="10"><text:bookmark-start text:name="h.fjinsdylw3ep"/><text:bookmark-end text:name="h.fjinsdylw3ep"/><text:span text:style-name="T5_1">Revision</text:span><text:span text:style-name="T5_2"><text:s/></text:span><text:span text:style-name="T5_3">History</text:span></text:h>
      <text:p text:style-name="P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"><text:span text:style-name="T7_1">When</text:span></text:p>
          </table:table-cell>
          <table:table-cell table:style-name="Cell2">
            <text:p text:style-name="P8"><text:span text:style-name="T8_1">Who</text:span></text:p>
          </table:table-cell>
          <table:table-cell table:style-name="Cell3">
            <text:p text:style-name="P9"><text:span text:style-name="T9_1">What</text:span></text:p>
          </table:table-cell>
        </table:table-row>
        <table:table-row table:style-name="Row2">
          <table:table-cell table:style-name="Cell4">
            <text:p text:style-name="P10"><text:span text:style-name="T10_1">20//11/2012</text:span></text:p>
          </table:table-cell>
          <table:table-cell table:style-name="Cell5">
            <text:p text:style-name="P11"><text:span text:style-name="T11_1">Lana</text:span></text:p>
          </table:table-cell>
          <table:table-cell table:style-name="Cell6">
            <text:p text:style-name="P12"><text:span text:style-name="T12_1">Created</text:span><text:span text:style-name="T12_2"><text:s/></text:span><text:span text:style-name="T12_3">document</text:span></text:p>
          </table:table-cell>
        </table:table-row>
        <table:table-row table:style-name="Row3">
          <table:table-cell table:style-name="Cell7">
            <text:p text:style-name="P13"/>
          </table:table-cell>
          <table:table-cell table:style-name="Cell8">
            <text:p text:style-name="P14"/>
          </table:table-cell>
          <table:table-cell table:style-name="Cell9">
            <text:p text:style-name="P15"/>
          </table:table-cell>
        </table:table-row>
        <table:table-row table:style-name="Row4">
          <table:table-cell table:style-name="Cell10">
            <text:p text:style-name="P16"/>
          </table:table-cell>
          <table:table-cell table:style-name="Cell11">
            <text:p text:style-name="P17"/>
          </table:table-cell>
          <table:table-cell table:style-name="Cell12">
            <text:p text:style-name="P18"/>
          </table:table-cell>
        </table:table-row>
      </table:table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h text:style-name="P33" text:outline-level="10"><text:bookmark-start text:name="h.9exdofxcg8zq"/><text:bookmark-end text:name="h.9exdofxcg8zq"/><text:span text:style-name="T33_1">Summary</text:span></text:h>
      <text:p text:style-name="P34"/>
      <text:p text:style-name="P35"><text:span text:style-name="T35_1"><text:a xlink:type="simple" xlink:href="#h.fjinsdylw3ep"><text:span text:style-name="T35_2">Revision</text:span></text:a></text:span><text:span text:style-name="T35_3"><text:a xlink:type="simple" xlink:href="#h.fjinsdylw3ep"><text:span text:style-name="T35_4"><text:s/></text:span></text:a></text:span><text:span text:style-name="T35_5"><text:a xlink:type="simple" xlink:href="#h.fjinsdylw3ep"><text:span text:style-name="T35_6">History</text:span></text:a></text:span></text:p>
      <text:p text:style-name="P36"><text:span text:style-name="T36_1"><text:a xlink:type="simple" xlink:href="#h.9exdofxcg8zq"><text:span text:style-name="T36_2">Summary</text:span></text:a></text:span></text:p>
      <text:p text:style-name="P37"><text:span text:style-name="T37_1"><text:a xlink:type="simple" xlink:href="#h.qeiko8kb6aqh"><text:span text:style-name="T37_2">Required</text:span></text:a></text:span><text:span text:style-name="T37_3"><text:a xlink:type="simple" xlink:href="#h.qeiko8kb6aqh"><text:span text:style-name="T37_4"><text:s/></text:span></text:a></text:span><text:span text:style-name="T37_5"><text:a xlink:type="simple" xlink:href="#h.qeiko8kb6aqh"><text:span text:style-name="T37_6">Hardware</text:span></text:a></text:span></text:p>
      <text:p text:style-name="P38"><text:span text:style-name="T38_1"><text:a xlink:type="simple" xlink:href="#h.wypkut1i3tua"><text:span text:style-name="T38_2">Required</text:span></text:a></text:span><text:span text:style-name="T38_3"><text:a xlink:type="simple" xlink:href="#h.wypkut1i3tua"><text:span text:style-name="T38_4"><text:s/></text:span></text:a></text:span><text:span text:style-name="T38_5"><text:a xlink:type="simple" xlink:href="#h.wypkut1i3tua"><text:span text:style-name="T38_6">Software</text:span></text:a></text:span></text:p>
      <text:p text:style-name="P39"><text:span text:style-name="T39_1"><text:a xlink:type="simple" xlink:href="#h.kduyp0b9rjli"><text:span text:style-name="T39_2">Procedure</text:span></text:a></text:span></text:p>
      <text:p text:style-name="P40"><text:span text:style-name="T40_1"><text:a xlink:type="simple" xlink:href="#h.6ps3aoybocpa"><text:span text:style-name="T40_2">Links</text:span></text:a></text:span></text:p>
      <text:p text:style-name="P41"/>
      <text:p text:style-name="P42"/>
      <text:p text:style-name="P43"><text:bookmark-start text:name="h.9wqox9f8a9kr"/><text:bookmark-end text:name="h.9wqox9f8a9kr"/><text:span text:style-name="T43_1">Introduction</text:span></text:p>
      <text:p text:style-name="P44"><text:span text:style-name="T44_1">This</text:span><text:span text:style-name="T44_2"><text:s/></text:span><text:span text:style-name="T44_3">document</text:span><text:span text:style-name="T44_4"><text:s/></text:span><text:span text:style-name="T44_5">describes</text:span><text:span text:style-name="T44_6"><text:s/></text:span><text:span text:style-name="T44_7">the</text:span><text:span text:style-name="T44_8"><text:s/></text:span><text:span text:style-name="T44_9">rooting</text:span><text:span text:style-name="T44_10"><text:s/></text:span><text:span text:style-name="T44_11">process</text:span><text:span text:style-name="T44_12"><text:s/></text:span><text:span text:style-name="T44_13">for</text:span><text:span text:style-name="T44_14"><text:s/></text:span><text:span text:style-name="T44_15">an</text:span><text:span text:style-name="T44_16"><text:s/></text:span><text:span text:style-name="T44_17">Asus</text:span><text:span text:style-name="T44_18"><text:s/></text:span><text:span text:style-name="T44_19">Eee</text:span><text:span text:style-name="T44_20"><text:s/></text:span><text:span text:style-name="T44_21">Pad</text:span><text:span text:style-name="T44_22"><text:s/></text:span><text:span text:style-name="T44_23">Infinity</text:span><text:span text:style-name="T44_24"><text:s/></text:span><text:span text:style-name="T44_25">T</text:span><text:span text:style-name="T44_26">700</text:span><text:span text:style-name="T44_27">TF</text:span><text:span text:style-name="T44_28">.<text:s/></text:span><text:span text:style-name="T44_29">It</text:span><text:span text:style-name="T44_30"><text:s/></text:span><text:span text:style-name="T44_31">is</text:span><text:span text:style-name="T44_32"><text:s/></text:span><text:span text:style-name="T44_33">based</text:span><text:span text:style-name="T44_34"><text:s/></text:span><text:span text:style-name="T44_35">on</text:span><text:span text:style-name="T44_36"><text:s/></text:span><text:span text:style-name="T44_37">a</text:span><text:span text:style-name="T44_38"><text:s/></text:span><text:span text:style-name="T44_39">mix</text:span><text:span text:style-name="T44_40"><text:s/></text:span><text:span text:style-name="T44_41">of</text:span><text:span text:style-name="T44_42"><text:s/></text:span><text:span text:style-name="T44_43">these</text:span><text:span text:style-name="T44_44"><text:s/></text:span><text:span text:style-name="T44_45">threads</text:span><text:span text:style-name="T44_46"><text:s/>:<text:s/></text:span></text:p>
      <text:p text:style-name="P45"><text:span text:style-name="T45_1"><text:a xlink:type="simple" xlink:href="http://apiordie.com/properly-root-asus-transformer-infinity-tf700/"><text:span text:style-name="T45_2">http</text:span></text:a></text:span><text:span text:style-name="T45_3"><text:a xlink:type="simple" xlink:href="http://apiordie.com/properly-root-asus-transformer-infinity-tf700/"><text:span text:style-name="T45_4">://</text:span></text:a></text:span><text:span text:style-name="T45_5"><text:a xlink:type="simple" xlink:href="http://apiordie.com/properly-root-asus-transformer-infinity-tf700/"><text:span text:style-name="T45_6">apiordie</text:span></text:a></text:span><text:span text:style-name="T45_7"><text:a xlink:type="simple" xlink:href="http://apiordie.com/properly-root-asus-transformer-infinity-tf700/"><text:span text:style-name="T45_8">.</text:span></text:a></text:span><text:span text:style-name="T45_9"><text:a xlink:type="simple" xlink:href="http://apiordie.com/properly-root-asus-transformer-infinity-tf700/"><text:span text:style-name="T45_10">com</text:span></text:a></text:span><text:span text:style-name="T45_11"><text:a xlink:type="simple" xlink:href="http://apiordie.com/properly-root-asus-transformer-infinity-tf700/"><text:span text:style-name="T45_12">/</text:span></text:a></text:span><text:span text:style-name="T45_13"><text:a xlink:type="simple" xlink:href="http://apiordie.com/properly-root-asus-transformer-infinity-tf700/"><text:span text:style-name="T45_14">properly</text:span></text:a></text:span><text:span text:style-name="T45_15"><text:a xlink:type="simple" xlink:href="http://apiordie.com/properly-root-asus-transformer-infinity-tf700/"><text:span text:style-name="T45_16">-</text:span></text:a></text:span><text:span text:style-name="T45_17"><text:a xlink:type="simple" xlink:href="http://apiordie.com/properly-root-asus-transformer-infinity-tf700/"><text:span text:style-name="T45_18">root</text:span></text:a></text:span><text:span text:style-name="T45_19"><text:a xlink:type="simple" xlink:href="http://apiordie.com/properly-root-asus-transformer-infinity-tf700/"><text:span text:style-name="T45_20">-</text:span></text:a></text:span><text:span text:style-name="T45_21"><text:a xlink:type="simple" xlink:href="http://apiordie.com/properly-root-asus-transformer-infinity-tf700/"><text:span text:style-name="T45_22">asus</text:span></text:a></text:span><text:span text:style-name="T45_23"><text:a xlink:type="simple" xlink:href="http://apiordie.com/properly-root-asus-transformer-infinity-tf700/"><text:span text:style-name="T45_24">-</text:span></text:a></text:span><text:span text:style-name="T45_25"><text:a xlink:type="simple" xlink:href="http://apiordie.com/properly-root-asus-transformer-infinity-tf700/"><text:span text:style-name="T45_26">transformer</text:span></text:a></text:span><text:span text:style-name="T45_27"><text:a xlink:type="simple" xlink:href="http://apiordie.com/properly-root-asus-transformer-infinity-tf700/"><text:span text:style-name="T45_28">-</text:span></text:a></text:span><text:span text:style-name="T45_29"><text:a xlink:type="simple" xlink:href="http://apiordie.com/properly-root-asus-transformer-infinity-tf700/"><text:span text:style-name="T45_30">infinity</text:span></text:a></text:span><text:span text:style-name="T45_31"><text:a xlink:type="simple" xlink:href="http://apiordie.com/properly-root-asus-transformer-infinity-tf700/"><text:span text:style-name="T45_32">-</text:span></text:a></text:span><text:span text:style-name="T45_33"><text:a xlink:type="simple" xlink:href="http://apiordie.com/properly-root-asus-transformer-infinity-tf700/"><text:span text:style-name="T45_34">tf</text:span></text:a></text:span><text:span text:style-name="T45_35"><text:a xlink:type="simple" xlink:href="http://apiordie.com/properly-root-asus-transformer-infinity-tf700/"><text:span text:style-name="T45_36">700/</text:span></text:a></text:span></text:p>
      <text:p text:style-name="P46"><text:span text:style-name="T46_1"><text:a xlink:type="simple" xlink:href="http://forum.xda-developers.com/showthread.php?t=1706588"><text:span text:style-name="T46_2">http</text:span></text:a></text:span><text:span text:style-name="T46_3"><text:a xlink:type="simple" xlink:href="http://forum.xda-developers.com/showthread.php?t=1706588"><text:span text:style-name="T46_4">://</text:span></text:a></text:span><text:span text:style-name="T46_5"><text:a xlink:type="simple" xlink:href="http://forum.xda-developers.com/showthread.php?t=1706588"><text:span text:style-name="T46_6">forum</text:span></text:a></text:span><text:span text:style-name="T46_7"><text:a xlink:type="simple" xlink:href="http://forum.xda-developers.com/showthread.php?t=1706588"><text:span text:style-name="T46_8">.</text:span></text:a></text:span><text:span text:style-name="T46_9"><text:a xlink:type="simple" xlink:href="http://forum.xda-developers.com/showthread.php?t=1706588"><text:span text:style-name="T46_10">xda</text:span></text:a></text:span><text:span text:style-name="T46_11"><text:a xlink:type="simple" xlink:href="http://forum.xda-developers.com/showthread.php?t=1706588"><text:span text:style-name="T46_12">-</text:span></text:a></text:span><text:span text:style-name="T46_13"><text:a xlink:type="simple" xlink:href="http://forum.xda-developers.com/showthread.php?t=1706588"><text:span text:style-name="T46_14">developers</text:span></text:a></text:span><text:span text:style-name="T46_15"><text:a xlink:type="simple" xlink:href="http://forum.xda-developers.com/showthread.php?t=1706588"><text:span text:style-name="T46_16">.</text:span></text:a></text:span><text:span text:style-name="T46_17"><text:a xlink:type="simple" xlink:href="http://forum.xda-developers.com/showthread.php?t=1706588"><text:span text:style-name="T46_18">com</text:span></text:a></text:span><text:span text:style-name="T46_19"><text:a xlink:type="simple" xlink:href="http://forum.xda-developers.com/showthread.php?t=1706588"><text:span text:style-name="T46_20">/</text:span></text:a></text:span><text:span text:style-name="T46_21"><text:a xlink:type="simple" xlink:href="http://forum.xda-developers.com/showthread.php?t=1706588"><text:span text:style-name="T46_22">showthread</text:span></text:a></text:span><text:span text:style-name="T46_23"><text:a xlink:type="simple" xlink:href="http://forum.xda-developers.com/showthread.php?t=1706588"><text:span text:style-name="T46_24">.</text:span></text:a></text:span><text:span text:style-name="T46_25"><text:a xlink:type="simple" xlink:href="http://forum.xda-developers.com/showthread.php?t=1706588"><text:span text:style-name="T46_26">php</text:span></text:a></text:span><text:span text:style-name="T46_27"><text:a xlink:type="simple" xlink:href="http://forum.xda-developers.com/showthread.php?t=1706588"><text:span text:style-name="T46_28">?</text:span></text:a></text:span><text:span text:style-name="T46_29"><text:a xlink:type="simple" xlink:href="http://forum.xda-developers.com/showthread.php?t=1706588"><text:span text:style-name="T46_30">t</text:span></text:a></text:span><text:span text:style-name="T46_31"><text:a xlink:type="simple" xlink:href="http://forum.xda-developers.com/showthread.php?t=1706588"><text:span text:style-name="T46_32">=1706588</text:span></text:a></text:span></text:p>
      <text:p text:style-name="P47"><text:span text:style-name="T47_1"><text:a xlink:type="simple" xlink:href="http://dottech.org/78441/how-to-root-asus-transformer-pad-infinity-tf700-debugfs-method-guide/"><text:span text:style-name="T47_2">http</text:span></text:a></text:span><text:span text:style-name="T47_3"><text:a xlink:type="simple" xlink:href="http://dottech.org/78441/how-to-root-asus-transformer-pad-infinity-tf700-debugfs-method-guide/"><text:span text:style-name="T47_4">://</text:span></text:a></text:span><text:span text:style-name="T47_5"><text:a xlink:type="simple" xlink:href="http://dottech.org/78441/how-to-root-asus-transformer-pad-infinity-tf700-debugfs-method-guide/"><text:span text:style-name="T47_6">dottech</text:span></text:a></text:span><text:span text:style-name="T47_7"><text:a xlink:type="simple" xlink:href="http://dottech.org/78441/how-to-root-asus-transformer-pad-infinity-tf700-debugfs-method-guide/"><text:span text:style-name="T47_8">.</text:span></text:a></text:span><text:span text:style-name="T47_9"><text:a xlink:type="simple" xlink:href="http://dottech.org/78441/how-to-root-asus-transformer-pad-infinity-tf700-debugfs-method-guide/"><text:span text:style-name="T47_10">org</text:span></text:a></text:span><text:span text:style-name="T47_11"><text:a xlink:type="simple" xlink:href="http://dottech.org/78441/how-to-root-asus-transformer-pad-infinity-tf700-debugfs-method-guide/"><text:span text:style-name="T47_12">/78441/</text:span></text:a></text:span><text:span text:style-name="T47_13"><text:a xlink:type="simple" xlink:href="http://dottech.org/78441/how-to-root-asus-transformer-pad-infinity-tf700-debugfs-method-guide/"><text:span text:style-name="T47_14">how</text:span></text:a></text:span><text:span text:style-name="T47_15"><text:a xlink:type="simple" xlink:href="http://dottech.org/78441/how-to-root-asus-transformer-pad-infinity-tf700-debugfs-method-guide/"><text:span text:style-name="T47_16">-</text:span></text:a></text:span><text:span text:style-name="T47_17"><text:a xlink:type="simple" xlink:href="http://dottech.org/78441/how-to-root-asus-transformer-pad-infinity-tf700-debugfs-method-guide/"><text:span text:style-name="T47_18">to</text:span></text:a></text:span><text:span text:style-name="T47_19"><text:a xlink:type="simple" xlink:href="http://dottech.org/78441/how-to-root-asus-transformer-pad-infinity-tf700-debugfs-method-guide/"><text:span text:style-name="T47_20">-</text:span></text:a></text:span><text:span text:style-name="T47_21"><text:a xlink:type="simple" xlink:href="http://dottech.org/78441/how-to-root-asus-transformer-pad-infinity-tf700-debugfs-method-guide/"><text:span text:style-name="T47_22">root</text:span></text:a></text:span><text:span text:style-name="T47_23"><text:a xlink:type="simple" xlink:href="http://dottech.org/78441/how-to-root-asus-transformer-pad-infinity-tf700-debugfs-method-guide/"><text:span text:style-name="T47_24">-</text:span></text:a></text:span><text:span text:style-name="T47_25"><text:a xlink:type="simple" xlink:href="http://dottech.org/78441/how-to-root-asus-transformer-pad-infinity-tf700-debugfs-method-guide/"><text:span text:style-name="T47_26">asus</text:span></text:a></text:span><text:span text:style-name="T47_27"><text:a xlink:type="simple" xlink:href="http://dottech.org/78441/how-to-root-asus-transformer-pad-infinity-tf700-debugfs-method-guide/"><text:span text:style-name="T47_28">-</text:span></text:a></text:span><text:span text:style-name="T47_29"><text:a xlink:type="simple" xlink:href="http://dottech.org/78441/how-to-root-asus-transformer-pad-infinity-tf700-debugfs-method-guide/"><text:span text:style-name="T47_30">transformer</text:span></text:a></text:span><text:span text:style-name="T47_31"><text:a xlink:type="simple" xlink:href="http://dottech.org/78441/how-to-root-asus-transformer-pad-infinity-tf700-debugfs-method-guide/"><text:span text:style-name="T47_32">-</text:span></text:a></text:span><text:span text:style-name="T47_33"><text:a xlink:type="simple" xlink:href="http://dottech.org/78441/how-to-root-asus-transformer-pad-infinity-tf700-debugfs-method-guide/"><text:span text:style-name="T47_34">pad</text:span></text:a></text:span><text:span text:style-name="T47_35"><text:a xlink:type="simple" xlink:href="http://dottech.org/78441/how-to-root-asus-transformer-pad-infinity-tf700-debugfs-method-guide/"><text:span text:style-name="T47_36">-</text:span></text:a></text:span><text:span text:style-name="T47_37"><text:a xlink:type="simple" xlink:href="http://dottech.org/78441/how-to-root-asus-transformer-pad-infinity-tf700-debugfs-method-guide/"><text:span text:style-name="T47_38">infinity</text:span></text:a></text:span><text:span text:style-name="T47_39"><text:a xlink:type="simple" xlink:href="http://dottech.org/78441/how-to-root-asus-transformer-pad-infinity-tf700-debugfs-method-guide/"><text:span text:style-name="T47_40">-</text:span></text:a></text:span><text:span text:style-name="T47_41"><text:a xlink:type="simple" xlink:href="http://dottech.org/78441/how-to-root-asus-transformer-pad-infinity-tf700-debugfs-method-guide/"><text:span text:style-name="T47_42">tf</text:span></text:a></text:span><text:span text:style-name="T47_43"><text:a xlink:type="simple" xlink:href="http://dottech.org/78441/how-to-root-asus-transformer-pad-infinity-tf700-debugfs-method-guide/"><text:span text:style-name="T47_44">700-</text:span></text:a></text:span><text:span text:style-name="T47_45"><text:a xlink:type="simple" xlink:href="http://dottech.org/78441/how-to-root-asus-transformer-pad-infinity-tf700-debugfs-method-guide/"><text:span text:style-name="T47_46">debugfs</text:span></text:a></text:span><text:span text:style-name="T47_47"><text:a xlink:type="simple" xlink:href="http://dottech.org/78441/how-to-root-asus-transformer-pad-infinity-tf700-debugfs-method-guide/"><text:span text:style-name="T47_48">-</text:span></text:a></text:span><text:span text:style-name="T47_49"><text:a xlink:type="simple" xlink:href="http://dottech.org/78441/how-to-root-asus-transformer-pad-infinity-tf700-debugfs-method-guide/"><text:span text:style-name="T47_50">method</text:span></text:a></text:span><text:span text:style-name="T47_51"><text:a xlink:type="simple" xlink:href="http://dottech.org/78441/how-to-root-asus-transformer-pad-infinity-tf700-debugfs-method-guide/"><text:span text:style-name="T47_52">-</text:span></text:a></text:span><text:span text:style-name="T47_53"><text:a xlink:type="simple" xlink:href="http://dottech.org/78441/how-to-root-asus-transformer-pad-infinity-tf700-debugfs-method-guide/"><text:span text:style-name="T47_54">guide</text:span></text:a></text:span><text:span text:style-name="T47_55"><text:a xlink:type="simple" xlink:href="http://dottech.org/78441/how-to-root-asus-transformer-pad-infinity-tf700-debugfs-method-guide/"><text:span text:style-name="T47_56">/</text:span></text:a></text:span></text:p>
      <text:p text:style-name="P48"><text:span text:style-name="T48_1">Rooting</text:span><text:span text:style-name="T48_2"><text:s/></text:span><text:span text:style-name="T48_3">a</text:span><text:span text:style-name="T48_4"><text:s/></text:span><text:span text:style-name="T48_5">TF</text:span><text:span text:style-name="T48_6">700<text:s/></text:span><text:span text:style-name="T48_7">does</text:span><text:span text:style-name="T48_8"><text:s/></text:span><text:span text:style-name="T48_9">not</text:span><text:span text:style-name="T48_10"><text:s/></text:span><text:span text:style-name="T48_11">require</text:span><text:span text:style-name="T48_12"><text:s/></text:span><text:span text:style-name="T48_13">to</text:span><text:span text:style-name="T48_14"><text:s/></text:span><text:span text:style-name="T48_15">unlock</text:span><text:span text:style-name="T48_16"><text:s/></text:span><text:span text:style-name="T48_17">the</text:span><text:span text:style-name="T48_18"><text:s/></text:span><text:span text:style-name="T48_19">device</text:span><text:span text:style-name="T48_20">,<text:s/></text:span><text:span text:style-name="T48_21">which</text:span><text:span text:style-name="T48_22"><text:s/></text:span><text:span text:style-name="T48_23">could</text:span><text:span text:style-name="T48_24"><text:s/></text:span><text:span text:style-name="T48_25">void</text:span><text:span text:style-name="T48_26"><text:s/></text:span><text:span text:style-name="T48_27">your</text:span><text:span text:style-name="T48_28"><text:s/></text:span><text:span text:style-name="T48_29">warranty</text:span><text:span text:style-name="T48_30">.</text:span></text:p>
      <text:h text:style-name="P49" text:outline-level="10"><text:bookmark-start text:name="h.qeiko8kb6aqh"/><text:bookmark-end text:name="h.qeiko8kb6aqh"/><text:span text:style-name="T49_1">Required</text:span><text:span text:style-name="T49_2"><text:s/></text:span><text:span text:style-name="T49_3">Hardware</text:span></text:h>
      <text:list text:style-name="LS1" xml:id="list0">
        <text:list-item>
          <text:p text:style-name="P50"><text:span text:style-name="T50_1">Asus</text:span><text:span text:style-name="T50_2"><text:s/></text:span><text:span text:style-name="T50_3">Eee</text:span><text:span text:style-name="T50_4"><text:s/></text:span><text:span text:style-name="T50_5">Pad</text:span><text:span text:style-name="T50_6"><text:s/></text:span><text:span text:style-name="T50_7">Infinity</text:span><text:span text:style-name="T50_8"><text:s/></text:span><text:span text:style-name="T50_9">TF</text:span><text:span text:style-name="T50_10">700</text:span><text:span text:style-name="T50_11">T</text:span></text:p>
        </text:list-item>
      </text:list>
      <text:p text:style-name="P51"><text:span text:style-name="T51_1">In</text:span><text:span text:style-name="T51_2"><text:s/></text:span><text:span text:style-name="T51_3">theory</text:span><text:span text:style-name="T51_4">,<text:s/></text:span><text:span text:style-name="T51_5">any</text:span><text:span text:style-name="T51_6"><text:s/></text:span><text:span text:style-name="T51_7">Android</text:span><text:span text:style-name="T51_8"><text:s/></text:span><text:span text:style-name="T51_9">device</text:span><text:span text:style-name="T51_10"><text:s/></text:span><text:span text:style-name="T51_11">can</text:span><text:span text:style-name="T51_12"><text:s/></text:span><text:span text:style-name="T51_13">be</text:span><text:span text:style-name="T51_14"><text:s/></text:span><text:span text:style-name="T51_15">rooted</text:span><text:span text:style-name="T51_16">.<text:s/></text:span><text:span text:style-name="T51_17">Rooting</text:span><text:span text:style-name="T51_18"><text:s/></text:span><text:span text:style-name="T51_19">procedure</text:span><text:span text:style-name="T51_20">,<text:s/></text:span><text:span text:style-name="T51_21">drivers</text:span><text:span text:style-name="T51_22"><text:s/></text:span><text:span text:style-name="T51_23">and</text:span><text:span text:style-name="T51_24"><text:s/></text:span><text:span text:style-name="T51_25">rooting</text:span><text:span text:style-name="T51_26"><text:s/></text:span><text:span text:style-name="T51_27">applications</text:span><text:span text:style-name="T51_28"><text:s/></text:span><text:span text:style-name="T51_29">depends</text:span><text:span text:style-name="T51_30"><text:s/></text:span><text:span text:style-name="T51_31">on</text:span><text:span text:style-name="T51_32"><text:s/></text:span><text:span text:style-name="T51_33">your</text:span><text:span text:style-name="T51_34"><text:s/></text:span><text:span text:style-name="T51_35">OS</text:span><text:span text:style-name="T51_36"><text:s/></text:span><text:span text:style-name="T51_37">version</text:span><text:span text:style-name="T51_38"><text:s/>:<text:s/></text:span><text:span text:style-name="T51_39">the</text:span><text:span text:style-name="T51_40"><text:s/></text:span><text:span text:style-name="T51_41">procedure</text:span><text:span text:style-name="T51_42"><text:s/></text:span><text:span text:style-name="T51_43">in</text:span><text:span text:style-name="T51_44"><text:s/></text:span><text:span text:style-name="T51_45">this</text:span><text:span text:style-name="T51_46"><text:s/></text:span><text:span text:style-name="T51_47">document</text:span><text:span text:style-name="T51_48"><text:s/></text:span><text:span text:style-name="T51_49">is</text:span><text:span text:style-name="T51_50"><text:s/></text:span><text:span text:style-name="T51_51">not</text:span><text:span text:style-name="T51_52"><text:s/></text:span><text:span text:style-name="T51_53">may</text:span><text:span text:style-name="T51_54"><text:s/></text:span><text:span text:style-name="T51_55">not</text:span><text:span text:style-name="T51_56"><text:s/></text:span><text:span text:style-name="T51_57">work</text:span><text:span text:style-name="T51_58"><text:s/></text:span><text:span text:style-name="T51_59">or</text:span><text:span text:style-name="T51_60"><text:s/></text:span><text:span text:style-name="T51_61">even</text:span><text:span text:style-name="T51_62"><text:s/></text:span><text:span text:style-name="T51_63">be</text:span><text:span text:style-name="T51_64"><text:s/></text:span><text:span text:style-name="T51_65">dangerous</text:span><text:span text:style-name="T51_66"><text:s/></text:span><text:span text:style-name="T51_67">for</text:span><text:span text:style-name="T51_68"><text:s/></text:span><text:span text:style-name="T51_69">other</text:span><text:span text:style-name="T51_70"><text:s/></text:span><text:span text:style-name="T51_71">Android</text:span><text:span text:style-name="T51_72"><text:s/></text:span><text:span text:style-name="T51_73">devices</text:span><text:span text:style-name="T51_74">,<text:s/></text:span><text:span text:style-name="T51_75">lower</text:span><text:span text:style-name="T51_76"><text:s/></text:span><text:span text:style-name="T51_77">or</text:span><text:span text:style-name="T51_78"><text:s/></text:span><text:span text:style-name="T51_79">higher</text:span><text:span text:style-name="T51_80"><text:s/></text:span><text:span text:style-name="T51_81">versions</text:span><text:span text:style-name="T51_82">.<text:s/></text:span><text:span text:style-name="T51_83">Be</text:span><text:span text:style-name="T51_84"><text:s/></text:span><text:span text:style-name="T51_85">sure</text:span><text:span text:style-name="T51_86"><text:s/></text:span><text:span text:style-name="T51_87">to</text:span><text:span text:style-name="T51_88"><text:s/></text:span><text:span text:style-name="T51_89">adapt</text:span><text:span text:style-name="T51_90"><text:s/></text:span><text:span text:style-name="T51_91">the</text:span><text:span text:style-name="T51_92"><text:s/></text:span><text:span text:style-name="T51_93">procedure</text:span><text:span text:style-name="T51_94"><text:s/></text:span><text:span text:style-name="T51_95">to</text:span><text:span text:style-name="T51_96"><text:s/></text:span><text:span text:style-name="T51_97">your</text:span><text:span text:style-name="T51_98"><text:s/></text:span><text:span text:style-name="T51_99">own</text:span><text:span text:style-name="T51_100"><text:s/></text:span><text:span text:style-name="T51_101">device</text:span><text:span text:style-name="T51_102"><text:s/></text:span><text:span text:style-name="T51_103">settings</text:span><text:span text:style-name="T51_104">.<text:s/></text:span><text:span text:style-name="T51_105">Avoid</text:span><text:span text:style-name="T51_106"><text:s/></text:span><text:span text:style-name="T51_107">unlocking</text:span><text:span text:style-name="T51_108"><text:s/></text:span><text:span text:style-name="T51_109">procedures</text:span><text:span text:style-name="T51_110">,<text:s/></text:span><text:span text:style-name="T51_111">which</text:span><text:span text:style-name="T51_112"><text:s/></text:span><text:span text:style-name="T51_113">can</text:span><text:span text:style-name="T51_114"><text:s/></text:span><text:span text:style-name="T51_115">void</text:span><text:span text:style-name="T51_116"><text:s/></text:span><text:span text:style-name="T51_117">your</text:span><text:span text:style-name="T51_118"><text:s/></text:span><text:span text:style-name="T51_119">warranty</text:span><text:span text:style-name="T51_120">.</text:span></text:p>
      <text:list text:style-name="LS2" xml:id="list1">
        <text:list-item>
          <text:p text:style-name="P52"><text:span text:style-name="T52_1">PC</text:span><text:span text:style-name="T52_2"><text:s/></text:span><text:span text:style-name="T52_3">with</text:span><text:span text:style-name="T52_4"><text:s/></text:span><text:span text:style-name="T52_5">a</text:span><text:span text:style-name="T52_6"><text:s/></text:span><text:span text:style-name="T52_7">Windows</text:span><text:span text:style-name="T52_8"><text:s/></text:span><text:span text:style-name="T52_9">OS</text:span><text:span text:style-name="T52_10"><text:s/></text:span><text:span text:style-name="T52_11">and</text:span><text:span text:style-name="T52_12"><text:s/></text:span><text:span text:style-name="T52_13">USB</text:span><text:span text:style-name="T52_14"><text:s/></text:span><text:span text:style-name="T52_15">port</text:span></text:p>
        </text:list-item>
        <text:list-item>
          <text:p text:style-name="P53"><text:span text:style-name="T53_1">USB</text:span><text:span text:style-name="T53_2"><text:s/></text:span><text:span text:style-name="T53_3">cable</text:span><text:span text:style-name="T53_4"><text:s/></text:span><text:span text:style-name="T53_5">to</text:span><text:span text:style-name="T53_6"><text:s/></text:span><text:span text:style-name="T53_7">connect</text:span><text:span text:style-name="T53_8"><text:s/></text:span><text:span text:style-name="T53_9">the</text:span><text:span text:style-name="T53_10"><text:s/></text:span><text:span text:style-name="T53_11">Pad</text:span><text:span text:style-name="T53_12"><text:s/></text:span><text:span text:style-name="T53_13">to</text:span><text:span text:style-name="T53_14"><text:s/></text:span><text:span text:style-name="T53_15">the</text:span><text:span text:style-name="T53_16"><text:s/></text:span><text:span text:style-name="T53_17">PC</text:span><text:span text:style-name="T53_18"><text:s/></text:span></text:p>
        </text:list-item>
      </text:list>
      <text:h text:style-name="P54" text:outline-level="10"><text:bookmark-start text:name="h.wypkut1i3tua"/><text:bookmark-end text:name="h.wypkut1i3tua"/><text:span text:style-name="T54_1">Required</text:span><text:span text:style-name="T54_2"><text:s/></text:span><text:span text:style-name="T54_3">Software</text:span></text:h>
      <text:p text:style-name="P55"><text:span text:style-name="T55_1">If</text:span><text:span text:style-name="T55_2"><text:s/></text:span><text:span text:style-name="T55_3">you</text:span><text:span text:style-name="T55_4"><text:s/></text:span><text:span text:style-name="T55_5">have</text:span><text:span text:style-name="T55_6"><text:s/></text:span><text:span text:style-name="T55_7">never</text:span><text:span text:style-name="T55_8"><text:s/></text:span><text:span text:style-name="T55_9">connected</text:span><text:span text:style-name="T55_10"><text:s/></text:span><text:span text:style-name="T55_11">your</text:span><text:span text:style-name="T55_12"><text:s/></text:span><text:span text:style-name="T55_13">Pad</text:span><text:span text:style-name="T55_14"><text:s/></text:span><text:span text:style-name="T55_15">to</text:span><text:span text:style-name="T55_16"><text:s/></text:span><text:span text:style-name="T55_17">your</text:span><text:span text:style-name="T55_18"><text:s/></text:span><text:span text:style-name="T55_19">PC</text:span><text:span text:style-name="T55_20"><text:s/></text:span><text:span text:style-name="T55_21">before</text:span><text:span text:style-name="T55_22">,<text:s/></text:span><text:span text:style-name="T55_23">Windows</text:span><text:span text:style-name="T55_24"><text:s/></text:span><text:span text:style-name="T55_25">may</text:span><text:span text:style-name="T55_26"><text:s/></text:span><text:span text:style-name="T55_27">or</text:span><text:span text:style-name="T55_28"><text:s/></text:span><text:span text:style-name="T55_29">may</text:span><text:span text:style-name="T55_30"><text:s/></text:span><text:span text:style-name="T55_31">not</text:span><text:span text:style-name="T55_32"><text:s/></text:span><text:span text:style-name="T55_33">automatically</text:span><text:span text:style-name="T55_34"><text:s/></text:span><text:span text:style-name="T55_35">install</text:span><text:span text:style-name="T55_36"><text:s/></text:span><text:span text:style-name="T55_37">the</text:span><text:span text:style-name="T55_38"><text:s/></text:span><text:span text:style-name="T55_39">drivers</text:span><text:span text:style-name="T55_40">.<text:s/></text:span><text:span text:style-name="T55_41">In</text:span><text:span text:style-name="T55_42"><text:s/></text:span><text:span text:style-name="T55_43">which</text:span><text:span text:style-name="T55_44"><text:s/></text:span><text:span text:style-name="T55_45">case</text:span><text:span text:style-name="T55_46">,<text:s/></text:span><text:span text:style-name="T55_47">you</text:span><text:span text:style-name="T55_48"><text:s/></text:span><text:span text:style-name="T55_49">will</text:span><text:span text:style-name="T55_50"><text:s/></text:span><text:span text:style-name="T55_51">need</text:span><text:span text:style-name="T55_52"><text:s/></text:span><text:span text:style-name="T55_53">to</text:span><text:span text:style-name="T55_54"><text:s/></text:span><text:span text:style-name="T55_55">download</text:span><text:span text:style-name="T55_56"><text:s/></text:span><text:span text:style-name="T55_57">and</text:span><text:span text:style-name="T55_58"><text:s/></text:span><text:span text:style-name="T55_59">install</text:span><text:span text:style-name="T55_60"><text:s/></text:span><text:span text:style-name="T55_61">Windows</text:span><text:span text:style-name="T55_62"><text:s/></text:span><text:span text:style-name="T55_63">drivers</text:span><text:span text:style-name="T55_64"><text:s/></text:span><text:span text:style-name="T55_65">according</text:span><text:span text:style-name="T55_66"><text:s/></text:span><text:span text:style-name="T55_67">to</text:span><text:span text:style-name="T55_68"><text:s/></text:span><text:span text:style-name="T55_69">your</text:span><text:span text:style-name="T55_70"><text:s/></text:span><text:span text:style-name="T55_71">Pad</text:span><text:span text:style-name="T55_72"><text:s/></text:span><text:span text:style-name="T55_73">version</text:span><text:span text:style-name="T55_74">.<text:s/></text:span></text:p>
      <text:p text:style-name="P56"><text:span text:style-name="T56_1">You</text:span><text:span text:style-name="T56_2"><text:s/></text:span><text:span text:style-name="T56_3">may</text:span><text:span text:style-name="T56_4"><text:s/></text:span><text:span text:style-name="T56_5">want</text:span><text:span text:style-name="T56_6"><text:s/></text:span><text:span text:style-name="T56_7">to</text:span><text:span text:style-name="T56_8"><text:s/></text:span><text:span text:style-name="T56_9">try</text:span><text:span text:style-name="T56_10"><text:s/></text:span><text:span text:style-name="T56_11">this</text:span><text:span text:style-name="T56_12"><text:s/></text:span><text:span text:style-name="T56_13">link</text:span><text:span text:style-name="T56_14"><text:s/></text:span><text:span text:style-name="T56_15"><text:a xlink:type="simple" xlink:href="http://forum.xda-developers.com/attachment.php?attachmentid=1245225&amp;d=1344272324"><text:span text:style-name="T56_16">http</text:span></text:a></text:span><text:span text:style-name="T56_17"><text:a xlink:type="simple" xlink:href="http://forum.xda-developers.com/attachment.php?attachmentid=1245225&amp;d=1344272324"><text:span text:style-name="T56_18">://</text:span></text:a></text:span><text:span text:style-name="T56_19"><text:a xlink:type="simple" xlink:href="http://forum.xda-developers.com/attachment.php?attachmentid=1245225&amp;d=1344272324"><text:span text:style-name="T56_20">forum</text:span></text:a></text:span><text:span text:style-name="T56_21"><text:a xlink:type="simple" xlink:href="http://forum.xda-developers.com/attachment.php?attachmentid=1245225&amp;d=1344272324"><text:span text:style-name="T56_22">.</text:span></text:a></text:span><text:span text:style-name="T56_23"><text:a xlink:type="simple" xlink:href="http://forum.xda-developers.com/attachment.php?attachmentid=1245225&amp;d=1344272324"><text:span text:style-name="T56_24">xda</text:span></text:a></text:span><text:span text:style-name="T56_25"><text:a xlink:type="simple" xlink:href="http://forum.xda-developers.com/attachment.php?attachmentid=1245225&amp;d=1344272324"><text:span text:style-name="T56_26">-</text:span></text:a></text:span><text:span text:style-name="T56_27"><text:a xlink:type="simple" xlink:href="http://forum.xda-developers.com/attachment.php?attachmentid=1245225&amp;d=1344272324"><text:span text:style-name="T56_28">developers</text:span></text:a></text:span><text:span text:style-name="T56_29"><text:a xlink:type="simple" xlink:href="http://forum.xda-developers.com/attachment.php?attachmentid=1245225&amp;d=1344272324"><text:span text:style-name="T56_30">.</text:span></text:a></text:span><text:span text:style-name="T56_31"><text:a xlink:type="simple" xlink:href="http://forum.xda-developers.com/attachment.php?attachmentid=1245225&amp;d=1344272324"><text:span text:style-name="T56_32">com</text:span></text:a></text:span><text:span text:style-name="T56_33"><text:a xlink:type="simple" xlink:href="http://forum.xda-developers.com/attachment.php?attachmentid=1245225&amp;d=1344272324"><text:span text:style-name="T56_34">/</text:span></text:a></text:span><text:span text:style-name="T56_35"><text:a xlink:type="simple" xlink:href="http://forum.xda-developers.com/attachment.php?attachmentid=1245225&amp;d=1344272324"><text:span text:style-name="T56_36">attachment</text:span></text:a></text:span><text:span text:style-name="T56_37"><text:a xlink:type="simple" xlink:href="http://forum.xda-developers.com/attachment.php?attachmentid=1245225&amp;d=1344272324"><text:span text:style-name="T56_38">.</text:span></text:a></text:span><text:span text:style-name="T56_39"><text:a xlink:type="simple" xlink:href="http://forum.xda-developers.com/attachment.php?attachmentid=1245225&amp;d=1344272324"><text:span text:style-name="T56_40">php</text:span></text:a></text:span><text:span text:style-name="T56_41"><text:a xlink:type="simple" xlink:href="http://forum.xda-developers.com/attachment.php?attachmentid=1245225&amp;d=1344272324"><text:span text:style-name="T56_42">?</text:span></text:a></text:span><text:span text:style-name="T56_43"><text:a xlink:type="simple" xlink:href="http://forum.xda-developers.com/attachment.php?attachmentid=1245225&amp;d=1344272324"><text:span text:style-name="T56_44">attachmentid</text:span></text:a></text:span><text:span text:style-name="T56_45"><text:a xlink:type="simple" xlink:href="http://forum.xda-developers.com/attachment.php?attachmentid=1245225&amp;d=1344272324"><text:span text:style-name="T56_46">=1245225&amp;</text:span></text:a></text:span><text:span text:style-name="T56_47"><text:a xlink:type="simple" xlink:href="http://forum.xda-developers.com/attachment.php?attachmentid=1245225&amp;d=1344272324"><text:span text:style-name="T56_48">d</text:span></text:a></text:span><text:span text:style-name="T56_49"><text:a xlink:type="simple" xlink:href="http://forum.xda-developers.com/attachment.php?attachmentid=1245225&amp;d=1344272324"><text:span text:style-name="T56_50">=1344272324</text:span></text:a></text:span></text:p>
      <text:p text:style-name="P57"/>
      <text:p text:style-name="P58"><text:span text:style-name="T58_1">…<text:s/></text:span><text:span text:style-name="T58_2">but</text:span><text:span text:style-name="T58_3"><text:s/></text:span><text:span text:style-name="T58_4">finding</text:span><text:span text:style-name="T58_5"><text:s/></text:span><text:span text:style-name="T58_6">the</text:span><text:span text:style-name="T58_7"><text:s/></text:span><text:span text:style-name="T58_8">right</text:span><text:span text:style-name="T58_9"><text:s/></text:span><text:span text:style-name="T58_10">drivers</text:span><text:span text:style-name="T58_11"><text:s/></text:span><text:span text:style-name="T58_12">and</text:span><text:span text:style-name="T58_13"><text:s/></text:span><text:span text:style-name="T58_14">performing</text:span><text:span text:style-name="T58_15"><text:s/></text:span><text:span text:style-name="T58_16">a</text:span><text:span text:style-name="T58_17"><text:s/></text:span><text:span text:style-name="T58_18">successful</text:span><text:span text:style-name="T58_19"><text:s/></text:span><text:span text:style-name="T58_20">install</text:span><text:span text:style-name="T58_21"><text:s/></text:span><text:span text:style-name="T58_22">can</text:span><text:span text:style-name="T58_23"><text:s/></text:span><text:span text:style-name="T58_24">be</text:span><text:span text:style-name="T58_25"><text:s/></text:span><text:span text:style-name="T58_26">challenging</text:span><text:span text:style-name="T58_27">.<text:s/></text:span><text:span text:style-name="T58_28">Asus</text:span><text:span text:style-name="T58_29"><text:s/></text:span><text:span text:style-name="T58_30">Sync</text:span><text:span text:style-name="T58_31"><text:s/></text:span><text:span text:style-name="T58_32">Suite</text:span><text:span text:style-name="T58_33"><text:s/></text:span><text:span text:style-name="T58_34">is</text:span><text:span text:style-name="T58_35"><text:s/></text:span><text:span text:style-name="T58_36">a</text:span><text:span text:style-name="T58_37"><text:s/></text:span><text:span text:style-name="T58_38">neat</text:span><text:span text:style-name="T58_39"><text:s/></text:span><text:span text:style-name="T58_40">workaround</text:span><text:span text:style-name="T58_41"><text:s/></text:span><text:span text:style-name="T58_42">for</text:span><text:span text:style-name="T58_43"><text:s/></text:span><text:span text:style-name="T58_44">this</text:span><text:span text:style-name="T58_45"><text:s/></text:span><text:span text:style-name="T58_46">problem</text:span><text:span text:style-name="T58_47">.</text:span></text:p>
      <text:p text:style-name="P59"><text:span text:style-name="T59_1">Asus</text:span><text:span text:style-name="T59_2"><text:s/></text:span><text:span text:style-name="T59_3">Sync</text:span><text:span text:style-name="T59_4"><text:s/></text:span><text:span text:style-name="T59_5">Download</text:span><text:span text:style-name="T59_6"><text:s/>:<text:s/></text:span><text:span text:style-name="T59_7"><text:a xlink:type="simple" xlink:href="http://www.softpedia.com/get/System/Back-Up-and-Recovery/ASUS-Sync.shtml"><text:span text:style-name="T59_8">http</text:span></text:a></text:span><text:span text:style-name="T59_9"><text:a xlink:type="simple" xlink:href="http://www.softpedia.com/get/System/Back-Up-and-Recovery/ASUS-Sync.shtml"><text:span text:style-name="T59_10">://</text:span></text:a></text:span><text:span text:style-name="T59_11"><text:a xlink:type="simple" xlink:href="http://www.softpedia.com/get/System/Back-Up-and-Recovery/ASUS-Sync.shtml"><text:span text:style-name="T59_12">www</text:span></text:a></text:span><text:span text:style-name="T59_13"><text:a xlink:type="simple" xlink:href="http://www.softpedia.com/get/System/Back-Up-and-Recovery/ASUS-Sync.shtml"><text:span text:style-name="T59_14">.</text:span></text:a></text:span><text:span text:style-name="T59_15"><text:a xlink:type="simple" xlink:href="http://www.softpedia.com/get/System/Back-Up-and-Recovery/ASUS-Sync.shtml"><text:span text:style-name="T59_16">softpedia</text:span></text:a></text:span><text:span text:style-name="T59_17"><text:a xlink:type="simple" xlink:href="http://www.softpedia.com/get/System/Back-Up-and-Recovery/ASUS-Sync.shtml"><text:span text:style-name="T59_18">.</text:span></text:a></text:span><text:span text:style-name="T59_19"><text:a xlink:type="simple" xlink:href="http://www.softpedia.com/get/System/Back-Up-and-Recovery/ASUS-Sync.shtml"><text:span text:style-name="T59_20">com</text:span></text:a></text:span><text:span text:style-name="T59_21"><text:a xlink:type="simple" xlink:href="http://www.softpedia.com/get/System/Back-Up-and-Recovery/ASUS-Sync.shtml"><text:span text:style-name="T59_22">/</text:span></text:a></text:span><text:span text:style-name="T59_23"><text:a xlink:type="simple" xlink:href="http://www.softpedia.com/get/System/Back-Up-and-Recovery/ASUS-Sync.shtml"><text:span text:style-name="T59_24">get</text:span></text:a></text:span><text:span text:style-name="T59_25"><text:a xlink:type="simple" xlink:href="http://www.softpedia.com/get/System/Back-Up-and-Recovery/ASUS-Sync.shtml"><text:span text:style-name="T59_26">/</text:span></text:a></text:span><text:span text:style-name="T59_27"><text:a xlink:type="simple" xlink:href="http://www.softpedia.com/get/System/Back-Up-and-Recovery/ASUS-Sync.shtml"><text:span text:style-name="T59_28">System</text:span></text:a></text:span><text:span text:style-name="T59_29"><text:a xlink:type="simple" xlink:href="http://www.softpedia.com/get/System/Back-Up-and-Recovery/ASUS-Sync.shtml"><text:span text:style-name="T59_30">/</text:span></text:a></text:span><text:span text:style-name="T59_31"><text:a xlink:type="simple" xlink:href="http://www.softpedia.com/get/System/Back-Up-and-Recovery/ASUS-Sync.shtml"><text:span text:style-name="T59_32">Back</text:span></text:a></text:span><text:span text:style-name="T59_33"><text:a xlink:type="simple" xlink:href="http://www.softpedia.com/get/System/Back-Up-and-Recovery/ASUS-Sync.shtml"><text:span text:style-name="T59_34">-</text:span></text:a></text:span><text:span text:style-name="T59_35"><text:a xlink:type="simple" xlink:href="http://www.softpedia.com/get/System/Back-Up-and-Recovery/ASUS-Sync.shtml"><text:span text:style-name="T59_36">Up</text:span></text:a></text:span><text:span text:style-name="T59_37"><text:a xlink:type="simple" xlink:href="http://www.softpedia.com/get/System/Back-Up-and-Recovery/ASUS-Sync.shtml"><text:span text:style-name="T59_38">-</text:span></text:a></text:span><text:span text:style-name="T59_39"><text:a xlink:type="simple" xlink:href="http://www.softpedia.com/get/System/Back-Up-and-Recovery/ASUS-Sync.shtml"><text:span text:style-name="T59_40">and</text:span></text:a></text:span><text:span text:style-name="T59_41"><text:a xlink:type="simple" xlink:href="http://www.softpedia.com/get/System/Back-Up-and-Recovery/ASUS-Sync.shtml"><text:span text:style-name="T59_42">-</text:span></text:a></text:span><text:span text:style-name="T59_43"><text:a xlink:type="simple" xlink:href="http://www.softpedia.com/get/System/Back-Up-and-Recovery/ASUS-Sync.shtml"><text:span text:style-name="T59_44">Recovery</text:span></text:a></text:span><text:span text:style-name="T59_45"><text:a xlink:type="simple" xlink:href="http://www.softpedia.com/get/System/Back-Up-and-Recovery/ASUS-Sync.shtml"><text:span text:style-name="T59_46">/</text:span></text:a></text:span><text:span text:style-name="T59_47"><text:a xlink:type="simple" xlink:href="http://www.softpedia.com/get/System/Back-Up-and-Recovery/ASUS-Sync.shtml"><text:span text:style-name="T59_48">ASUS</text:span></text:a></text:span><text:span text:style-name="T59_49"><text:a xlink:type="simple" xlink:href="http://www.softpedia.com/get/System/Back-Up-and-Recovery/ASUS-Sync.shtml"><text:span text:style-name="T59_50">-</text:span></text:a></text:span><text:span text:style-name="T59_51"><text:a xlink:type="simple" xlink:href="http://www.softpedia.com/get/System/Back-Up-and-Recovery/ASUS-Sync.shtml"><text:span text:style-name="T59_52">Sync</text:span></text:a></text:span><text:span text:style-name="T59_53"><text:a xlink:type="simple" xlink:href="http://www.softpedia.com/get/System/Back-Up-and-Recovery/ASUS-Sync.shtml"><text:span text:style-name="T59_54">.</text:span></text:a></text:span><text:span text:style-name="T59_55"><text:a xlink:type="simple" xlink:href="http://www.softpedia.com/get/System/Back-Up-and-Recovery/ASUS-Sync.shtml"><text:span text:style-name="T59_56">shtml</text:span></text:a></text:span></text:p>
      <text:p text:style-name="P60"/>
      <text:p text:style-name="P61"><text:span text:style-name="T61_1">Downloading</text:span><text:span text:style-name="T61_2"><text:s/></text:span><text:span text:style-name="T61_3">and</text:span><text:span text:style-name="T61_4"><text:s/></text:span><text:span text:style-name="T61_5">installing</text:span><text:span text:style-name="T61_6"><text:s/></text:span><text:span text:style-name="T61_7">this</text:span><text:span text:style-name="T61_8"><text:s/></text:span><text:span text:style-name="T61_9">synchronisation</text:span><text:span text:style-name="T61_10"><text:s/></text:span><text:span text:style-name="T61_11">software</text:span><text:span text:style-name="T61_12"><text:s/></text:span><text:span text:style-name="T61_13">should</text:span><text:span text:style-name="T61_14"><text:s/></text:span><text:span text:style-name="T61_15">make</text:span><text:span text:style-name="T61_16"><text:s/></text:span><text:span text:style-name="T61_17">you</text:span><text:span text:style-name="T61_18"><text:s/></text:span><text:span text:style-name="T61_19">able</text:span><text:span text:style-name="T61_20"><text:s/></text:span><text:span text:style-name="T61_21">to</text:span><text:span text:style-name="T61_22"><text:s/></text:span><text:span text:style-name="T61_23">use</text:span><text:span text:style-name="T61_24"><text:s/></text:span><text:span text:style-name="T61_25">your</text:span><text:span text:style-name="T61_26"><text:s/></text:span><text:span text:style-name="T61_27">Pad</text:span><text:span text:style-name="T61_28"><text:s/></text:span><text:span text:style-name="T61_29">as</text:span><text:span text:style-name="T61_30"><text:s/></text:span><text:span text:style-name="T61_31">an</text:span><text:span text:style-name="T61_32"><text:s/></text:span><text:span text:style-name="T61_33">Windows</text:span><text:span text:style-name="T61_34"><text:s/></text:span><text:span text:style-name="T61_35">connected</text:span><text:span text:style-name="T61_36"><text:s/></text:span><text:span text:style-name="T61_37">USB</text:span><text:span text:style-name="T61_38"><text:s/></text:span><text:span text:style-name="T61_39">drive</text:span><text:span text:style-name="T61_40">.<text:s/></text:span><text:span text:style-name="T61_41">You</text:span><text:span text:style-name="T61_42"><text:s/></text:span><text:span text:style-name="T61_43">must</text:span><text:span text:style-name="T61_44"><text:s/></text:span><text:span text:style-name="T61_45">be</text:span><text:span text:style-name="T61_46"><text:s/></text:span><text:span text:style-name="T61_47">able</text:span><text:span text:style-name="T61_48"><text:s/></text:span><text:span text:style-name="T61_49">to</text:span><text:span text:style-name="T61_50"><text:s/></text:span><text:span text:style-name="T61_51">navigate</text:span><text:span text:style-name="T61_52"><text:s/></text:span><text:span text:style-name="T61_53">into</text:span><text:span text:style-name="T61_54"><text:s/></text:span><text:span text:style-name="T61_55">the</text:span><text:span text:style-name="T61_56"><text:s/></text:span><text:span text:style-name="T61_57">Pad</text:span><text:span text:style-name="T61_58">’</text:span><text:span text:style-name="T61_59">s</text:span><text:span text:style-name="T61_60"><text:s/></text:span><text:span text:style-name="T61_61">files</text:span><text:span text:style-name="T61_62"><text:s/></text:span><text:span text:style-name="T61_63">in</text:span><text:span text:style-name="T61_64"><text:s/></text:span><text:span text:style-name="T61_65">order</text:span><text:span text:style-name="T61_66"><text:s/></text:span><text:span text:style-name="T61_67">to</text:span><text:span text:style-name="T61_68"><text:s/></text:span><text:span text:style-name="T61_69">perform</text:span><text:span text:style-name="T61_70"><text:s/></text:span><text:span text:style-name="T61_71">the</text:span><text:span text:style-name="T61_72"><text:s/></text:span><text:span text:style-name="T61_73">rooting</text:span><text:span text:style-name="T61_74">.</text:span></text:p>
      <text:p text:style-name="P62"/>
      <text:p text:style-name="P63"><text:span text:style-name="T63_1">Latest</text:span><text:span text:style-name="T63_2"><text:s/></text:span><text:span text:style-name="T63_3">version</text:span><text:span text:style-name="T63_4"><text:s/></text:span><text:span text:style-name="T63_5">of</text:span><text:span text:style-name="T63_6"><text:s/></text:span><text:span text:style-name="T63_7">Debug</text:span><text:span text:style-name="T63_8"><text:s/></text:span><text:span text:style-name="T63_9">Fs</text:span><text:span text:style-name="T63_10"><text:s/></text:span><text:span text:style-name="T63_11">:<text:s/></text:span><text:span text:style-name="T63_12">download</text:span><text:span text:style-name="T63_13"><text:s/></text:span><text:span text:style-name="T63_14">it</text:span><text:span text:style-name="T63_15"><text:s/></text:span><text:span text:style-name="T63_16">and</text:span><text:span text:style-name="T63_17"><text:s/></text:span><text:span text:style-name="T63_18">store</text:span><text:span text:style-name="T63_19"><text:s/></text:span><text:span text:style-name="T63_20">it</text:span><text:span text:style-name="T63_21"><text:s/></text:span><text:span text:style-name="T63_22">in</text:span><text:span text:style-name="T63_23"><text:s/></text:span><text:span text:style-name="T63_24">your</text:span><text:span text:style-name="T63_25"><text:s/></text:span><text:span text:style-name="T63_26">PC</text:span><text:span text:style-name="T63_27">.<text:s/></text:span><text:span text:style-name="T63_28">Here</text:span><text:span text:style-name="T63_29"><text:s/></text:span><text:span text:style-name="T63_30">is</text:span><text:span text:style-name="T63_31"><text:s/></text:span><text:span text:style-name="T63_32">the</text:span><text:span text:style-name="T63_33"><text:s/>2.3<text:s/></text:span><text:span text:style-name="T63_34">version</text:span><text:span text:style-name="T63_35"><text:s/></text:span><text:span text:style-name="T63_36">that</text:span><text:span text:style-name="T63_37"><text:s/></text:span><text:span text:style-name="T63_38">works</text:span><text:span text:style-name="T63_39"><text:s/></text:span><text:span text:style-name="T63_40">for</text:span><text:span text:style-name="T63_41"><text:s/></text:span><text:span text:style-name="T63_42">the</text:span><text:span text:style-name="T63_43"><text:s/></text:span><text:span text:style-name="T63_44">TF</text:span><text:span text:style-name="T63_45">700</text:span><text:span text:style-name="T63_46">T</text:span><text:span text:style-name="T63_47">.</text:span></text:p>
      <text:p text:style-name="P64"><text:span text:style-name="T64_1"><text:a xlink:type="simple" xlink:href="http://forum.xda-developers.com/attachment.php?attachmentid=1257665&amp;d=1344811948"><text:span text:style-name="T64_2">http</text:span></text:a></text:span><text:span text:style-name="T64_3"><text:a xlink:type="simple" xlink:href="http://forum.xda-developers.com/attachment.php?attachmentid=1257665&amp;d=1344811948"><text:span text:style-name="T64_4">://</text:span></text:a></text:span><text:span text:style-name="T64_5"><text:a xlink:type="simple" xlink:href="http://forum.xda-developers.com/attachment.php?attachmentid=1257665&amp;d=1344811948"><text:span text:style-name="T64_6">forum</text:span></text:a></text:span><text:span text:style-name="T64_7"><text:a xlink:type="simple" xlink:href="http://forum.xda-developers.com/attachment.php?attachmentid=1257665&amp;d=1344811948"><text:span text:style-name="T64_8">.</text:span></text:a></text:span><text:span text:style-name="T64_9"><text:a xlink:type="simple" xlink:href="http://forum.xda-developers.com/attachment.php?attachmentid=1257665&amp;d=1344811948"><text:span text:style-name="T64_10">xda</text:span></text:a></text:span><text:span text:style-name="T64_11"><text:a xlink:type="simple" xlink:href="http://forum.xda-developers.com/attachment.php?attachmentid=1257665&amp;d=1344811948"><text:span text:style-name="T64_12">-</text:span></text:a></text:span><text:span text:style-name="T64_13"><text:a xlink:type="simple" xlink:href="http://forum.xda-developers.com/attachment.php?attachmentid=1257665&amp;d=1344811948"><text:span text:style-name="T64_14">developers</text:span></text:a></text:span><text:span text:style-name="T64_15"><text:a xlink:type="simple" xlink:href="http://forum.xda-developers.com/attachment.php?attachmentid=1257665&amp;d=1344811948"><text:span text:style-name="T64_16">.</text:span></text:a></text:span><text:span text:style-name="T64_17"><text:a xlink:type="simple" xlink:href="http://forum.xda-developers.com/attachment.php?attachmentid=1257665&amp;d=1344811948"><text:span text:style-name="T64_18">com</text:span></text:a></text:span><text:span text:style-name="T64_19"><text:a xlink:type="simple" xlink:href="http://forum.xda-developers.com/attachment.php?attachmentid=1257665&amp;d=1344811948"><text:span text:style-name="T64_20">/</text:span></text:a></text:span><text:span text:style-name="T64_21"><text:a xlink:type="simple" xlink:href="http://forum.xda-developers.com/attachment.php?attachmentid=1257665&amp;d=1344811948"><text:span text:style-name="T64_22">attachment</text:span></text:a></text:span><text:span text:style-name="T64_23"><text:a xlink:type="simple" xlink:href="http://forum.xda-developers.com/attachment.php?attachmentid=1257665&amp;d=1344811948"><text:span text:style-name="T64_24">.</text:span></text:a></text:span><text:span text:style-name="T64_25"><text:a xlink:type="simple" xlink:href="http://forum.xda-developers.com/attachment.php?attachmentid=1257665&amp;d=1344811948"><text:span text:style-name="T64_26">php</text:span></text:a></text:span><text:span text:style-name="T64_27"><text:a xlink:type="simple" xlink:href="http://forum.xda-developers.com/attachment.php?attachmentid=1257665&amp;d=1344811948"><text:span text:style-name="T64_28">?</text:span></text:a></text:span><text:span text:style-name="T64_29"><text:a xlink:type="simple" xlink:href="http://forum.xda-developers.com/attachment.php?attachmentid=1257665&amp;d=1344811948"><text:span text:style-name="T64_30">attachmentid</text:span></text:a></text:span><text:span text:style-name="T64_31"><text:a xlink:type="simple" xlink:href="http://forum.xda-developers.com/attachment.php?attachmentid=1257665&amp;d=1344811948"><text:span text:style-name="T64_32">=1257665&amp;</text:span></text:a></text:span><text:span text:style-name="T64_33"><text:a xlink:type="simple" xlink:href="http://forum.xda-developers.com/attachment.php?attachmentid=1257665&amp;d=1344811948"><text:span text:style-name="T64_34">d</text:span></text:a></text:span><text:span text:style-name="T64_35"><text:a xlink:type="simple" xlink:href="http://forum.xda-developers.com/attachment.php?attachmentid=1257665&amp;d=1344811948"><text:span text:style-name="T64_36">=1344811948</text:span></text:a></text:span></text:p>
      <text:p text:style-name="P65"/>
      <text:h text:style-name="P66" text:outline-level="10"><text:bookmark-start text:name="h.kduyp0b9rjli"/><text:bookmark-end text:name="h.kduyp0b9rjli"/><text:span text:style-name="T66_1">Procedure</text:span></text:h>
      <text:list text:style-name="LS3" xml:id="list3">
        <text:list-item>
          <text:p text:style-name="P67"><text:span text:style-name="T67_1">Enable</text:span><text:span text:style-name="T67_2"><text:s/></text:span><text:span text:style-name="T67_3">USB</text:span><text:span text:style-name="T67_4"><text:s/></text:span><text:span text:style-name="T67_5">debugging</text:span><text:span text:style-name="T67_6"><text:s/></text:span><text:span text:style-name="T67_7">in</text:span><text:span text:style-name="T67_8"><text:s/></text:span><text:span text:style-name="T67_9">the</text:span><text:span text:style-name="T67_10"><text:s/></text:span><text:span text:style-name="T67_11">Pad</text:span><text:span text:style-name="T67_12"><text:s/>:<text:s/></text:span><text:span text:style-name="T67_13">settings</text:span><text:span text:style-name="T67_14"><text:s/>-&gt;<text:s/></text:span><text:span text:style-name="T67_15">Developer</text:span><text:span text:style-name="T67_16"><text:s/></text:span><text:span text:style-name="T67_17">Options</text:span><text:span text:style-name="T67_18"><text:s/>-&gt;<text:s/></text:span><text:span text:style-name="T67_19">USB</text:span><text:span text:style-name="T67_20"><text:s/></text:span><text:span text:style-name="T67_21">debugging</text:span></text:p>
        </text:list-item>
        <text:list-item>
          <text:p text:style-name="P68"><text:span text:style-name="T68_1">You</text:span><text:span text:style-name="T68_2"><text:s/></text:span><text:span text:style-name="T68_3">may</text:span><text:span text:style-name="T68_4"><text:s/></text:span><text:span text:style-name="T68_5">or</text:span><text:span text:style-name="T68_6"><text:s/></text:span><text:span text:style-name="T68_7">may</text:span><text:span text:style-name="T68_8"><text:s/></text:span><text:span text:style-name="T68_9">not</text:span><text:span text:style-name="T68_10"><text:s/></text:span><text:span text:style-name="T68_11">need</text:span><text:span text:style-name="T68_12"><text:s/></text:span><text:span text:style-name="T68_13">to</text:span><text:span text:style-name="T68_14"><text:s/></text:span><text:span text:style-name="T68_15">enable</text:span><text:span text:style-name="T68_16"><text:s/></text:span><text:span text:style-name="T68_17">unknown</text:span><text:span text:style-name="T68_18"><text:s/></text:span><text:span text:style-name="T68_19">sources</text:span><text:span text:style-name="T68_20"><text:s/>:<text:s/></text:span><text:span text:style-name="T68_21">settings</text:span><text:span text:style-name="T68_22"><text:s/>-&gt;<text:s/></text:span><text:span text:style-name="T68_23">security</text:span><text:span text:style-name="T68_24"><text:s/>-&gt;<text:s/></text:span><text:span text:style-name="T68_25">Unknown</text:span><text:span text:style-name="T68_26"><text:s/></text:span><text:span text:style-name="T68_27">sources</text:span></text:p>
        </text:list-item>
        <text:list-item>
          <text:p text:style-name="P69"><text:span text:style-name="T69_1">Go</text:span><text:span text:style-name="T69_2"><text:s/></text:span><text:span text:style-name="T69_3">to</text:span><text:span text:style-name="T69_4"><text:s/></text:span><text:span text:style-name="T69_5">the</text:span><text:span text:style-name="T69_6"><text:s/></text:span><text:span text:style-name="T69_7">DebugFsRoot</text:span><text:span text:style-name="T69_8"><text:s/></text:span><text:span text:style-name="T69_9">folder</text:span><text:span text:style-name="T69_10"><text:s/></text:span><text:span text:style-name="T69_11">and</text:span><text:span text:style-name="T69_12"><text:s/></text:span><text:span text:style-name="T69_13">run</text:span><text:span text:style-name="T69_14"><text:s/></text:span><text:span text:style-name="T69_15">RootDebugfs</text:span><text:span text:style-name="T69_16">.</text:span><text:span text:style-name="T69_17">bat</text:span><text:span text:style-name="T69_18"><text:s/></text:span><text:span text:style-name="T69_19">file</text:span><text:span text:style-name="T69_20"><text:s/></text:span><text:span text:style-name="T69_21">with</text:span><text:span text:style-name="T69_22"><text:s/></text:span><text:span text:style-name="T69_23">administrator</text:span><text:span text:style-name="T69_24"><text:s/></text:span><text:span text:style-name="T69_25">rights</text:span><text:span text:style-name="T69_26"><text:s/></text:span><text:span text:style-name="T69_27">(</text:span><text:span text:style-name="T69_28">if</text:span><text:span text:style-name="T69_29"><text:s/></text:span><text:span text:style-name="T69_30">you</text:span><text:span text:style-name="T69_31"><text:s/></text:span><text:span text:style-name="T69_32">are</text:span><text:span text:style-name="T69_33"><text:s/></text:span><text:span text:style-name="T69_34">not</text:span><text:span text:style-name="T69_35"><text:s/></text:span><text:span text:style-name="T69_36">in</text:span><text:span text:style-name="T69_37"><text:s/></text:span><text:span text:style-name="T69_38">an</text:span><text:span text:style-name="T69_39"><text:s/></text:span><text:span text:style-name="T69_40">administrator</text:span><text:span text:style-name="T69_41"><text:s/></text:span><text:span text:style-name="T69_42">account</text:span><text:span text:style-name="T69_43">,<text:s/></text:span><text:span text:style-name="T69_44">right</text:span><text:span text:style-name="T69_45"><text:s/></text:span><text:span text:style-name="T69_46">click</text:span><text:span text:style-name="T69_47">-&gt;</text:span><text:span text:style-name="T69_48">run</text:span><text:span text:style-name="T69_49"><text:s/></text:span><text:span text:style-name="T69_50">as</text:span><text:span text:style-name="T69_51">-&gt;</text:span><text:span text:style-name="T69_52">administrator</text:span><text:span text:style-name="T69_53">).</text:span></text:p>
        </text:list-item>
        <text:list-item>
          <text:p text:style-name="P70"><text:span text:style-name="T70_1">A</text:span><text:span text:style-name="T70_2"><text:s/></text:span><text:span text:style-name="T70_3">Terminal</text:span><text:span text:style-name="T70_4"><text:s/></text:span><text:span text:style-name="T70_5">opens</text:span><text:span text:style-name="T70_6"><text:s/>:<text:s/></text:span><text:span text:style-name="T70_7">choose</text:span><text:span text:style-name="T70_8"><text:s/></text:span><text:span text:style-name="T70_9">option</text:span><text:span text:style-name="T70_10"><text:s/>1.<text:s/></text:span><text:span text:style-name="T70_11">From</text:span><text:span text:style-name="T70_12"><text:s/></text:span><text:span text:style-name="T70_13">there</text:span><text:span text:style-name="T70_14">,<text:s/></text:span><text:span text:style-name="T70_15">you</text:span><text:span text:style-name="T70_16"><text:s/></text:span><text:span text:style-name="T70_17">will</text:span><text:span text:style-name="T70_18"><text:s/></text:span><text:span text:style-name="T70_19">just</text:span><text:span text:style-name="T70_20"><text:s/></text:span><text:span text:style-name="T70_21">have</text:span><text:span text:style-name="T70_22"><text:s/></text:span><text:span text:style-name="T70_23">to</text:span><text:span text:style-name="T70_24"><text:s/></text:span><text:span text:style-name="T70_25">follow</text:span><text:span text:style-name="T70_26"><text:s/></text:span><text:span text:style-name="T70_27">the</text:span><text:span text:style-name="T70_28"><text:s/></text:span><text:span text:style-name="T70_29">interactive</text:span><text:span text:style-name="T70_30"><text:s/></text:span><text:span text:style-name="T70_31">instructions</text:span><text:span text:style-name="T70_32">.</text:span></text:p>
        </text:list-item>
        <text:list-item>
          <text:p text:style-name="P71"><text:span text:style-name="T71_1">Once</text:span><text:span text:style-name="T71_2"><text:s/></text:span><text:span text:style-name="T71_3">your</text:span><text:span text:style-name="T71_4"><text:s/></text:span><text:span text:style-name="T71_5">Pad</text:span><text:span text:style-name="T71_6"><text:s/></text:span><text:span text:style-name="T71_7">has</text:span><text:span text:style-name="T71_8"><text:s/></text:span><text:span text:style-name="T71_9">restarted</text:span><text:span text:style-name="T71_10">,<text:s/></text:span><text:span text:style-name="T71_11">a</text:span><text:span text:style-name="T71_12"><text:s/></text:span><text:span text:style-name="T71_13">new</text:span><text:span text:style-name="T71_14"><text:s/></text:span><text:span text:style-name="T71_15">application</text:span><text:span text:style-name="T71_16"><text:s/></text:span><text:span text:style-name="T71_17">named</text:span><text:span text:style-name="T71_18"><text:s/>“</text:span><text:span text:style-name="T71_19">Superuser</text:span><text:span text:style-name="T71_20">”<text:s/></text:span><text:span text:style-name="T71_21">should</text:span><text:span text:style-name="T71_22"><text:s/></text:span><text:span text:style-name="T71_23">appear</text:span><text:span text:style-name="T71_24"><text:s/></text:span><text:span text:style-name="T71_25">in</text:span><text:span text:style-name="T71_26"><text:s/></text:span><text:span text:style-name="T71_27">your</text:span><text:span text:style-name="T71_28"><text:s/></text:span><text:span text:style-name="T71_29">app</text:span><text:span text:style-name="T71_30"><text:s/></text:span><text:span text:style-name="T71_31">list</text:span><text:span text:style-name="T71_32">.</text:span></text:p>
        </text:list-item>
        <text:list-item>
          <text:p text:style-name="P72"><text:span text:style-name="T72_1">Check</text:span><text:span text:style-name="T72_2"><text:s/></text:span><text:span text:style-name="T72_3">that</text:span><text:span text:style-name="T72_4"><text:s/></text:span><text:span text:style-name="T72_5">the</text:span><text:span text:style-name="T72_6"><text:s/></text:span><text:span text:style-name="T72_7">install</text:span><text:span text:style-name="T72_8"><text:s/></text:span><text:span text:style-name="T72_9">worked</text:span><text:span text:style-name="T72_10"><text:s/></text:span><text:span text:style-name="T72_11">correctly</text:span><text:span text:style-name="T72_12"><text:s/></text:span><text:span text:style-name="T72_13">before</text:span><text:span text:style-name="T72_14"><text:s/></text:span><text:span text:style-name="T72_15">installing</text:span><text:span text:style-name="T72_16"><text:s/></text:span><text:span text:style-name="T72_17">boot</text:span><text:span text:style-name="T72_18"><text:s/></text:span><text:span text:style-name="T72_19">only</text:span><text:span text:style-name="T72_20"><text:s/></text:span><text:span text:style-name="T72_21">apps</text:span><text:span text:style-name="T72_22"><text:s/>:<text:s/></text:span><text:span text:style-name="T72_23">you</text:span><text:span text:style-name="T72_24"><text:s/></text:span><text:span text:style-name="T72_25">can</text:span><text:span text:style-name="T72_26"><text:s/></text:span><text:span text:style-name="T72_27">use</text:span><text:span text:style-name="T72_28"><text:s/></text:span><text:span text:style-name="T72_29">Root</text:span><text:span text:style-name="T72_30"><text:s/></text:span><text:span text:style-name="T72_31">Checker</text:span><text:span text:style-name="T72_32"><text:s/></text:span><text:span text:style-name="T72_33">from</text:span><text:span text:style-name="T72_34"><text:s/></text:span><text:span text:style-name="T72_35">the</text:span><text:span text:style-name="T72_36"><text:s/></text:span><text:span text:style-name="T72_37">Android</text:span><text:span text:style-name="T72_38"><text:s/></text:span><text:span text:style-name="T72_39">Market</text:span><text:span text:style-name="T72_40">.</text:span></text:p>
        </text:list-item>
        <text:list-item>
          <text:p text:style-name="P73"><text:span text:style-name="T73_1">If</text:span><text:span text:style-name="T73_2"><text:s/></text:span><text:span text:style-name="T73_3">the</text:span><text:span text:style-name="T73_4"><text:s/></text:span><text:span text:style-name="T73_5">root</text:span><text:span text:style-name="T73_6"><text:s/></text:span><text:span text:style-name="T73_7">access</text:span><text:span text:style-name="T73_8"><text:s/></text:span><text:span text:style-name="T73_9">fails</text:span><text:span text:style-name="T73_10">,<text:s/></text:span><text:span text:style-name="T73_11">try</text:span><text:span text:style-name="T73_12"><text:s/></text:span><text:span text:style-name="T73_13">restarting</text:span><text:span text:style-name="T73_14">,<text:s/></text:span><text:span text:style-name="T73_15">check</text:span><text:span text:style-name="T73_16"><text:s/></text:span><text:span text:style-name="T73_17">that</text:span><text:span text:style-name="T73_18"><text:s/></text:span><text:span text:style-name="T73_19">you</text:span><text:span text:style-name="T73_20"><text:s/></text:span><text:span text:style-name="T73_21">ran</text:span><text:span text:style-name="T73_22"><text:s/></text:span><text:span text:style-name="T73_23">RootDebug</text:span><text:span text:style-name="T73_24"><text:s/></text:span><text:span text:style-name="T73_25">as</text:span><text:span text:style-name="T73_26"><text:s/></text:span><text:span text:style-name="T73_27">administrator</text:span><text:span text:style-name="T73_28"><text:s/></text:span><text:span text:style-name="T73_29">on</text:span><text:span text:style-name="T73_30"><text:s/></text:span><text:span text:style-name="T73_31">step</text:span><text:span text:style-name="T73_32"><text:s/>3,<text:s/></text:span><text:span text:style-name="T73_33">or</text:span><text:span text:style-name="T73_34"><text:s/></text:span><text:span text:style-name="T73_35">go</text:span><text:span text:style-name="T73_36"><text:s/></text:span><text:span text:style-name="T73_37">to</text:span><text:span text:style-name="T73_38"><text:s/></text:span><text:span text:style-name="T73_39">this</text:span><text:span text:style-name="T73_40"><text:s/></text:span><text:span text:style-name="T73_41">link</text:span><text:span text:style-name="T73_42"><text:s/></text:span><text:span text:style-name="T73_43">for</text:span><text:span text:style-name="T73_44"><text:s/></text:span><text:span text:style-name="T73_45">alternate</text:span><text:span text:style-name="T73_46"><text:s/></text:span><text:span text:style-name="T73_47">run</text:span><text:span text:style-name="T73_48"><text:s/></text:span><text:span text:style-name="T73_49">of</text:span><text:span text:style-name="T73_50"><text:s/></text:span><text:span text:style-name="T73_51">RootDebug</text:span><text:span text:style-name="T73_52"><text:s/>:<text:s/></text:span><text:span text:style-name="T73_53">http</text:span><text:span text:style-name="T73_54">://</text:span><text:span text:style-name="T73_55">apiordie</text:span><text:span text:style-name="T73_56">.</text:span><text:span text:style-name="T73_57">com</text:span><text:span text:style-name="T73_58">/</text:span><text:span text:style-name="T73_59">properly</text:span><text:span text:style-name="T73_60">-</text:span><text:span text:style-name="T73_61">root</text:span><text:span text:style-name="T73_62">-</text:span><text:span text:style-name="T73_63">asus</text:span><text:span text:style-name="T73_64">-</text:span><text:span text:style-name="T73_65">transformer</text:span><text:span text:style-name="T73_66">-</text:span><text:span text:style-name="T73_67">infinity</text:span><text:span text:style-name="T73_68">-</text:span><text:span text:style-name="T73_69">tf</text:span><text:span text:style-name="T73_70">700/</text:span></text:p>
        </text:list-item>
      </text:list>
      <text:p text:style-name="P74"/>
      <text:h text:style-name="P75" text:outline-level="10"><text:bookmark-start text:name="h.6ps3aoybocpa"/><text:bookmark-end text:name="h.6ps3aoybocpa"/><text:span text:style-name="T75_1">Links</text:span></text:h>
      <text:p text:style-name="P76"><text:span text:style-name="T76_1">Asus</text:span><text:span text:style-name="T76_2"><text:s/></text:span><text:span text:style-name="T76_3">Sync</text:span><text:span text:style-name="T76_4"><text:s/></text:span><text:span text:style-name="T76_5">download</text:span><text:span text:style-name="T76_6"><text:s/>:<text:s/></text:span><text:span text:style-name="T76_7"><text:a xlink:type="simple" xlink:href="http://www.softpedia.com/get/System/Back-Up-and-Recovery/ASUS-Sync.shtml"><text:span text:style-name="T76_8">http</text:span></text:a></text:span><text:span text:style-name="T76_9"><text:a xlink:type="simple" xlink:href="http://www.softpedia.com/get/System/Back-Up-and-Recovery/ASUS-Sync.shtml"><text:span text:style-name="T76_10">://</text:span></text:a></text:span><text:span text:style-name="T76_11"><text:a xlink:type="simple" xlink:href="http://www.softpedia.com/get/System/Back-Up-and-Recovery/ASUS-Sync.shtml"><text:span text:style-name="T76_12">www</text:span></text:a></text:span><text:span text:style-name="T76_13"><text:a xlink:type="simple" xlink:href="http://www.softpedia.com/get/System/Back-Up-and-Recovery/ASUS-Sync.shtml"><text:span text:style-name="T76_14">.</text:span></text:a></text:span><text:span text:style-name="T76_15"><text:a xlink:type="simple" xlink:href="http://www.softpedia.com/get/System/Back-Up-and-Recovery/ASUS-Sync.shtml"><text:span text:style-name="T76_16">softpedia</text:span></text:a></text:span><text:span text:style-name="T76_17"><text:a xlink:type="simple" xlink:href="http://www.softpedia.com/get/System/Back-Up-and-Recovery/ASUS-Sync.shtml"><text:span text:style-name="T76_18">.</text:span></text:a></text:span><text:span text:style-name="T76_19"><text:a xlink:type="simple" xlink:href="http://www.softpedia.com/get/System/Back-Up-and-Recovery/ASUS-Sync.shtml"><text:span text:style-name="T76_20">com</text:span></text:a></text:span><text:span text:style-name="T76_21"><text:a xlink:type="simple" xlink:href="http://www.softpedia.com/get/System/Back-Up-and-Recovery/ASUS-Sync.shtml"><text:span text:style-name="T76_22">/</text:span></text:a></text:span><text:span text:style-name="T76_23"><text:a xlink:type="simple" xlink:href="http://www.softpedia.com/get/System/Back-Up-and-Recovery/ASUS-Sync.shtml"><text:span text:style-name="T76_24">get</text:span></text:a></text:span><text:span text:style-name="T76_25"><text:a xlink:type="simple" xlink:href="http://www.softpedia.com/get/System/Back-Up-and-Recovery/ASUS-Sync.shtml"><text:span text:style-name="T76_26">/</text:span></text:a></text:span><text:span text:style-name="T76_27"><text:a xlink:type="simple" xlink:href="http://www.softpedia.com/get/System/Back-Up-and-Recovery/ASUS-Sync.shtml"><text:span text:style-name="T76_28">System</text:span></text:a></text:span><text:span text:style-name="T76_29"><text:a xlink:type="simple" xlink:href="http://www.softpedia.com/get/System/Back-Up-and-Recovery/ASUS-Sync.shtml"><text:span text:style-name="T76_30">/</text:span></text:a></text:span><text:span text:style-name="T76_31"><text:a xlink:type="simple" xlink:href="http://www.softpedia.com/get/System/Back-Up-and-Recovery/ASUS-Sync.shtml"><text:span text:style-name="T76_32">Back</text:span></text:a></text:span><text:span text:style-name="T76_33"><text:a xlink:type="simple" xlink:href="http://www.softpedia.com/get/System/Back-Up-and-Recovery/ASUS-Sync.shtml"><text:span text:style-name="T76_34">-</text:span></text:a></text:span><text:span text:style-name="T76_35"><text:a xlink:type="simple" xlink:href="http://www.softpedia.com/get/System/Back-Up-and-Recovery/ASUS-Sync.shtml"><text:span text:style-name="T76_36">Up</text:span></text:a></text:span><text:span text:style-name="T76_37"><text:a xlink:type="simple" xlink:href="http://www.softpedia.com/get/System/Back-Up-and-Recovery/ASUS-Sync.shtml"><text:span text:style-name="T76_38">-</text:span></text:a></text:span><text:span text:style-name="T76_39"><text:a xlink:type="simple" xlink:href="http://www.softpedia.com/get/System/Back-Up-and-Recovery/ASUS-Sync.shtml"><text:span text:style-name="T76_40">and</text:span></text:a></text:span><text:span text:style-name="T76_41"><text:a xlink:type="simple" xlink:href="http://www.softpedia.com/get/System/Back-Up-and-Recovery/ASUS-Sync.shtml"><text:span text:style-name="T76_42">-</text:span></text:a></text:span><text:span text:style-name="T76_43"><text:a xlink:type="simple" xlink:href="http://www.softpedia.com/get/System/Back-Up-and-Recovery/ASUS-Sync.shtml"><text:span text:style-name="T76_44">Recovery</text:span></text:a></text:span><text:span text:style-name="T76_45"><text:a xlink:type="simple" xlink:href="http://www.softpedia.com/get/System/Back-Up-and-Recovery/ASUS-Sync.shtml"><text:span text:style-name="T76_46">/</text:span></text:a></text:span><text:span text:style-name="T76_47"><text:a xlink:type="simple" xlink:href="http://www.softpedia.com/get/System/Back-Up-and-Recovery/ASUS-Sync.shtml"><text:span text:style-name="T76_48">ASUS</text:span></text:a></text:span><text:span text:style-name="T76_49"><text:a xlink:type="simple" xlink:href="http://www.softpedia.com/get/System/Back-Up-and-Recovery/ASUS-Sync.shtml"><text:span text:style-name="T76_50">-</text:span></text:a></text:span><text:span text:style-name="T76_51"><text:a xlink:type="simple" xlink:href="http://www.softpedia.com/get/System/Back-Up-and-Recovery/ASUS-Sync.shtml"><text:span text:style-name="T76_52">Sync</text:span></text:a></text:span><text:span text:style-name="T76_53"><text:a xlink:type="simple" xlink:href="http://www.softpedia.com/get/System/Back-Up-and-Recovery/ASUS-Sync.shtml"><text:span text:style-name="T76_54">.</text:span></text:a></text:span><text:span text:style-name="T76_55"><text:a xlink:type="simple" xlink:href="http://www.softpedia.com/get/System/Back-Up-and-Recovery/ASUS-Sync.shtml"><text:span text:style-name="T76_56">shtml</text:span></text:a></text:span></text:p>
      <text:p text:style-name="P77"/>
      <text:p text:style-name="P78"><text:span text:style-name="T78_1">Detailed</text:span><text:span text:style-name="T78_2"><text:s/></text:span><text:span text:style-name="T78_3">procedures</text:span><text:span text:style-name="T78_4">:</text:span></text:p>
      <text:p text:style-name="P79"><text:span text:style-name="T79_1"><text:a xlink:type="simple" xlink:href="http://apiordie.com/properly-root-asus-transformer-infinity-tf700/"><text:span text:style-name="T79_2">http</text:span></text:a></text:span><text:span text:style-name="T79_3"><text:a xlink:type="simple" xlink:href="http://apiordie.com/properly-root-asus-transformer-infinity-tf700/"><text:span text:style-name="T79_4">://</text:span></text:a></text:span><text:span text:style-name="T79_5"><text:a xlink:type="simple" xlink:href="http://apiordie.com/properly-root-asus-transformer-infinity-tf700/"><text:span text:style-name="T79_6">apiordie</text:span></text:a></text:span><text:span text:style-name="T79_7"><text:a xlink:type="simple" xlink:href="http://apiordie.com/properly-root-asus-transformer-infinity-tf700/"><text:span text:style-name="T79_8">.</text:span></text:a></text:span><text:span text:style-name="T79_9"><text:a xlink:type="simple" xlink:href="http://apiordie.com/properly-root-asus-transformer-infinity-tf700/"><text:span text:style-name="T79_10">com</text:span></text:a></text:span><text:span text:style-name="T79_11"><text:a xlink:type="simple" xlink:href="http://apiordie.com/properly-root-asus-transformer-infinity-tf700/"><text:span text:style-name="T79_12">/</text:span></text:a></text:span><text:span text:style-name="T79_13"><text:a xlink:type="simple" xlink:href="http://apiordie.com/properly-root-asus-transformer-infinity-tf700/"><text:span text:style-name="T79_14">properly</text:span></text:a></text:span><text:span text:style-name="T79_15"><text:a xlink:type="simple" xlink:href="http://apiordie.com/properly-root-asus-transformer-infinity-tf700/"><text:span text:style-name="T79_16">-</text:span></text:a></text:span><text:span text:style-name="T79_17"><text:a xlink:type="simple" xlink:href="http://apiordie.com/properly-root-asus-transformer-infinity-tf700/"><text:span text:style-name="T79_18">root</text:span></text:a></text:span><text:span text:style-name="T79_19"><text:a xlink:type="simple" xlink:href="http://apiordie.com/properly-root-asus-transformer-infinity-tf700/"><text:span text:style-name="T79_20">-</text:span></text:a></text:span><text:span text:style-name="T79_21"><text:a xlink:type="simple" xlink:href="http://apiordie.com/properly-root-asus-transformer-infinity-tf700/"><text:span text:style-name="T79_22">asus</text:span></text:a></text:span><text:span text:style-name="T79_23"><text:a xlink:type="simple" xlink:href="http://apiordie.com/properly-root-asus-transformer-infinity-tf700/"><text:span text:style-name="T79_24">-</text:span></text:a></text:span><text:span text:style-name="T79_25"><text:a xlink:type="simple" xlink:href="http://apiordie.com/properly-root-asus-transformer-infinity-tf700/"><text:span text:style-name="T79_26">transformer</text:span></text:a></text:span><text:span text:style-name="T79_27"><text:a xlink:type="simple" xlink:href="http://apiordie.com/properly-root-asus-transformer-infinity-tf700/"><text:span text:style-name="T79_28">-</text:span></text:a></text:span><text:span text:style-name="T79_29"><text:a xlink:type="simple" xlink:href="http://apiordie.com/properly-root-asus-transformer-infinity-tf700/"><text:span text:style-name="T79_30">infinity</text:span></text:a></text:span><text:span text:style-name="T79_31"><text:a xlink:type="simple" xlink:href="http://apiordie.com/properly-root-asus-transformer-infinity-tf700/"><text:span text:style-name="T79_32">-</text:span></text:a></text:span><text:span text:style-name="T79_33"><text:a xlink:type="simple" xlink:href="http://apiordie.com/properly-root-asus-transformer-infinity-tf700/"><text:span text:style-name="T79_34">tf</text:span></text:a></text:span><text:span text:style-name="T79_35"><text:a xlink:type="simple" xlink:href="http://apiordie.com/properly-root-asus-transformer-infinity-tf700/"><text:span text:style-name="T79_36">700/</text:span></text:a></text:span></text:p>
      <text:p text:style-name="P80"><text:span text:style-name="T80_1"><text:a xlink:type="simple" xlink:href="http://forum.xda-developers.com/showthread.php?t=1706588"><text:span text:style-name="T80_2">http</text:span></text:a></text:span><text:span text:style-name="T80_3"><text:a xlink:type="simple" xlink:href="http://forum.xda-developers.com/showthread.php?t=1706588"><text:span text:style-name="T80_4">://</text:span></text:a></text:span><text:span text:style-name="T80_5"><text:a xlink:type="simple" xlink:href="http://forum.xda-developers.com/showthread.php?t=1706588"><text:span text:style-name="T80_6">forum</text:span></text:a></text:span><text:span text:style-name="T80_7"><text:a xlink:type="simple" xlink:href="http://forum.xda-developers.com/showthread.php?t=1706588"><text:span text:style-name="T80_8">.</text:span></text:a></text:span><text:span text:style-name="T80_9"><text:a xlink:type="simple" xlink:href="http://forum.xda-developers.com/showthread.php?t=1706588"><text:span text:style-name="T80_10">xda</text:span></text:a></text:span><text:span text:style-name="T80_11"><text:a xlink:type="simple" xlink:href="http://forum.xda-developers.com/showthread.php?t=1706588"><text:span text:style-name="T80_12">-</text:span></text:a></text:span><text:span text:style-name="T80_13"><text:a xlink:type="simple" xlink:href="http://forum.xda-developers.com/showthread.php?t=1706588"><text:span text:style-name="T80_14">developers</text:span></text:a></text:span><text:span text:style-name="T80_15"><text:a xlink:type="simple" xlink:href="http://forum.xda-developers.com/showthread.php?t=1706588"><text:span text:style-name="T80_16">.</text:span></text:a></text:span><text:span text:style-name="T80_17"><text:a xlink:type="simple" xlink:href="http://forum.xda-developers.com/showthread.php?t=1706588"><text:span text:style-name="T80_18">com</text:span></text:a></text:span><text:span text:style-name="T80_19"><text:a xlink:type="simple" xlink:href="http://forum.xda-developers.com/showthread.php?t=1706588"><text:span text:style-name="T80_20">/</text:span></text:a></text:span><text:span text:style-name="T80_21"><text:a xlink:type="simple" xlink:href="http://forum.xda-developers.com/showthread.php?t=1706588"><text:span text:style-name="T80_22">showthread</text:span></text:a></text:span><text:span text:style-name="T80_23"><text:a xlink:type="simple" xlink:href="http://forum.xda-developers.com/showthread.php?t=1706588"><text:span text:style-name="T80_24">.</text:span></text:a></text:span><text:span text:style-name="T80_25"><text:a xlink:type="simple" xlink:href="http://forum.xda-developers.com/showthread.php?t=1706588"><text:span text:style-name="T80_26">php</text:span></text:a></text:span><text:span text:style-name="T80_27"><text:a xlink:type="simple" xlink:href="http://forum.xda-developers.com/showthread.php?t=1706588"><text:span text:style-name="T80_28">?</text:span></text:a></text:span><text:span text:style-name="T80_29"><text:a xlink:type="simple" xlink:href="http://forum.xda-developers.com/showthread.php?t=1706588"><text:span text:style-name="T80_30">t</text:span></text:a></text:span><text:span text:style-name="T80_31"><text:a xlink:type="simple" xlink:href="http://forum.xda-developers.com/showthread.php?t=1706588"><text:span text:style-name="T80_32">=1706588</text:span></text:a></text:span></text:p>
      <text:p text:style-name="P81"><text:span text:style-name="T81_1"><text:a xlink:type="simple" xlink:href="http://dottech.org/78441/how-to-root-asus-transformer-pad-infinity-tf700-debugfs-method-guide/"><text:span text:style-name="T81_2">http</text:span></text:a></text:span><text:span text:style-name="T81_3"><text:a xlink:type="simple" xlink:href="http://dottech.org/78441/how-to-root-asus-transformer-pad-infinity-tf700-debugfs-method-guide/"><text:span text:style-name="T81_4">://</text:span></text:a></text:span><text:span text:style-name="T81_5"><text:a xlink:type="simple" xlink:href="http://dottech.org/78441/how-to-root-asus-transformer-pad-infinity-tf700-debugfs-method-guide/"><text:span text:style-name="T81_6">dottech</text:span></text:a></text:span><text:span text:style-name="T81_7"><text:a xlink:type="simple" xlink:href="http://dottech.org/78441/how-to-root-asus-transformer-pad-infinity-tf700-debugfs-method-guide/"><text:span text:style-name="T81_8">.</text:span></text:a></text:span><text:span text:style-name="T81_9"><text:a xlink:type="simple" xlink:href="http://dottech.org/78441/how-to-root-asus-transformer-pad-infinity-tf700-debugfs-method-guide/"><text:span text:style-name="T81_10">org</text:span></text:a></text:span><text:span text:style-name="T81_11"><text:a xlink:type="simple" xlink:href="http://dottech.org/78441/how-to-root-asus-transformer-pad-infinity-tf700-debugfs-method-guide/"><text:span text:style-name="T81_12">/78441/</text:span></text:a></text:span><text:span text:style-name="T81_13"><text:a xlink:type="simple" xlink:href="http://dottech.org/78441/how-to-root-asus-transformer-pad-infinity-tf700-debugfs-method-guide/"><text:span text:style-name="T81_14">how</text:span></text:a></text:span><text:span text:style-name="T81_15"><text:a xlink:type="simple" xlink:href="http://dottech.org/78441/how-to-root-asus-transformer-pad-infinity-tf700-debugfs-method-guide/"><text:span text:style-name="T81_16">-</text:span></text:a></text:span><text:span text:style-name="T81_17"><text:a xlink:type="simple" xlink:href="http://dottech.org/78441/how-to-root-asus-transformer-pad-infinity-tf700-debugfs-method-guide/"><text:span text:style-name="T81_18">to</text:span></text:a></text:span><text:span text:style-name="T81_19"><text:a xlink:type="simple" xlink:href="http://dottech.org/78441/how-to-root-asus-transformer-pad-infinity-tf700-debugfs-method-guide/"><text:span text:style-name="T81_20">-</text:span></text:a></text:span><text:span text:style-name="T81_21"><text:a xlink:type="simple" xlink:href="http://dottech.org/78441/how-to-root-asus-transformer-pad-infinity-tf700-debugfs-method-guide/"><text:span text:style-name="T81_22">root</text:span></text:a></text:span><text:span text:style-name="T81_23"><text:a xlink:type="simple" xlink:href="http://dottech.org/78441/how-to-root-asus-transformer-pad-infinity-tf700-debugfs-method-guide/"><text:span text:style-name="T81_24">-</text:span></text:a></text:span><text:span text:style-name="T81_25"><text:a xlink:type="simple" xlink:href="http://dottech.org/78441/how-to-root-asus-transformer-pad-infinity-tf700-debugfs-method-guide/"><text:span text:style-name="T81_26">asus</text:span></text:a></text:span><text:span text:style-name="T81_27"><text:a xlink:type="simple" xlink:href="http://dottech.org/78441/how-to-root-asus-transformer-pad-infinity-tf700-debugfs-method-guide/"><text:span text:style-name="T81_28">-</text:span></text:a></text:span><text:span text:style-name="T81_29"><text:a xlink:type="simple" xlink:href="http://dottech.org/78441/how-to-root-asus-transformer-pad-infinity-tf700-debugfs-method-guide/"><text:span text:style-name="T81_30">transformer</text:span></text:a></text:span><text:span text:style-name="T81_31"><text:a xlink:type="simple" xlink:href="http://dottech.org/78441/how-to-root-asus-transformer-pad-infinity-tf700-debugfs-method-guide/"><text:span text:style-name="T81_32">-</text:span></text:a></text:span><text:span text:style-name="T81_33"><text:a xlink:type="simple" xlink:href="http://dottech.org/78441/how-to-root-asus-transformer-pad-infinity-tf700-debugfs-method-guide/"><text:span text:style-name="T81_34">pad</text:span></text:a></text:span><text:span text:style-name="T81_35"><text:a xlink:type="simple" xlink:href="http://dottech.org/78441/how-to-root-asus-transformer-pad-infinity-tf700-debugfs-method-guide/"><text:span text:style-name="T81_36">-</text:span></text:a></text:span><text:span text:style-name="T81_37"><text:a xlink:type="simple" xlink:href="http://dottech.org/78441/how-to-root-asus-transformer-pad-infinity-tf700-debugfs-method-guide/"><text:span text:style-name="T81_38">infinity</text:span></text:a></text:span><text:span text:style-name="T81_39"><text:a xlink:type="simple" xlink:href="http://dottech.org/78441/how-to-root-asus-transformer-pad-infinity-tf700-debugfs-method-guide/"><text:span text:style-name="T81_40">-</text:span></text:a></text:span><text:span text:style-name="T81_41"><text:a xlink:type="simple" xlink:href="http://dottech.org/78441/how-to-root-asus-transformer-pad-infinity-tf700-debugfs-method-guide/"><text:span text:style-name="T81_42">tf</text:span></text:a></text:span><text:span text:style-name="T81_43"><text:a xlink:type="simple" xlink:href="http://dottech.org/78441/how-to-root-asus-transformer-pad-infinity-tf700-debugfs-method-guide/"><text:span text:style-name="T81_44">700-</text:span></text:a></text:span><text:span text:style-name="T81_45"><text:a xlink:type="simple" xlink:href="http://dottech.org/78441/how-to-root-asus-transformer-pad-infinity-tf700-debugfs-method-guide/"><text:span text:style-name="T81_46">debugfs</text:span></text:a></text:span><text:span text:style-name="T81_47"><text:a xlink:type="simple" xlink:href="http://dottech.org/78441/how-to-root-asus-transformer-pad-infinity-tf700-debugfs-method-guide/"><text:span text:style-name="T81_48">-</text:span></text:a></text:span><text:span text:style-name="T81_49"><text:a xlink:type="simple" xlink:href="http://dottech.org/78441/how-to-root-asus-transformer-pad-infinity-tf700-debugfs-method-guide/"><text:span text:style-name="T81_50">method</text:span></text:a></text:span><text:span text:style-name="T81_51"><text:a xlink:type="simple" xlink:href="http://dottech.org/78441/how-to-root-asus-transformer-pad-infinity-tf700-debugfs-method-guide/"><text:span text:style-name="T81_52">-</text:span></text:a></text:span><text:span text:style-name="T81_53"><text:a xlink:type="simple" xlink:href="http://dottech.org/78441/how-to-root-asus-transformer-pad-infinity-tf700-debugfs-method-guide/"><text:span text:style-name="T81_54">guide</text:span></text:a></text:span><text:span text:style-name="T81_55"><text:a xlink:type="simple" xlink:href="http://dottech.org/78441/how-to-root-asus-transformer-pad-infinity-tf700-debugfs-method-guide/"><text:span text:style-name="T81_56">/</text:span></text:a></text:span></text:p>
      <text:p text:style-name="P82"/>
      <text:p text:style-name="P83"/>
      <text:p text:style-name="P8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353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353cm" style:writing-mode="lr-tb"/>
      <style:text-properties fo:font-size="14pt" style:font-size-asian="14pt" style:font-size-complex="14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353cm" style:writing-mode="lr-tb"/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/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/>
    <style:style style:name="P5" style:family="paragraph" style:parent-styl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text:span text:style-name="T2_1">How</text:span><text:span text:style-name="T2_2"><text:s/></text:span><text:span text:style-name="T2_3">to</text:span><text:span text:style-name="T2_4"><text:s/></text:span><text:span text:style-name="T2_5">root</text:span><text:span text:style-name="T2_6"><text:s/></text:span><text:span text:style-name="T2_7">a</text:span><text:span text:style-name="T2_8"><text:s/></text:span><text:span text:style-name="T2_9">TF</text:span><text:span text:style-name="T2_10">700</text:span><text:span text:style-name="T2_11">T</text:span><text:span text:style-name="T2_12"><text:s text:c="3"/></text:span></text:p>
            </table:table-cell>
            <table:table-cell table:style-name="Cell2">
              <text:p text:style-name="P3"><text:span text:style-name="T3_1">v</text:span><text:span text:style-name="T3_2">.1.0<text:s/></text:span></text:p>
            </table:table-cell>
            <table:table-cell table:style-name="Cell3">
              <text:p text:style-name="P4"><text:span text:style-name="T4_1"><text:s text:c="3"/></text:span><text:span text:style-name="T4_2">page</text:span><text:span text:style-name="T4_3"><text:s/></text:span><text:span text:style-name="T4_4"><text:page-number text:select-page="current"/></text:span><text:span text:style-name="T4_5">/</text:span><text:span text:style-name="T4_6"><text:page-count/></text:span></text:p>
            </table:table-cell>
          </table:table-row>
        </table:table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